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031790" table:style-name="ce5">
            <text:p>7.031.790</text:p>
          </table:table-cell>
          <table:table-cell office:value-type="float" office:value="1193300" table:style-name="ce5">
            <text:p>1.193.3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0556340" table:style-name="ce6">
            <text:p>10.556.340</text:p>
          </table:table-cell>
          <table:table-cell office:value-type="float" office:value="10423242" table:style-name="ce6">
            <text:p>10.423.242</text:p>
          </table:table-cell>
          <table:table-cell office:value-type="percentage" office:value="0.98739165278875063" table:style-name="ce7">
            <text:p>98,7%</text:p>
          </table:table-cell>
          <table:table-cell office:value-type="float" office:value="5907554" table:style-name="ce5">
            <text:p>5.907.554</text:p>
          </table:table-cell>
          <table:table-cell office:value-type="float" office:value="4803766" table:style-name="ce5">
            <text:p>4.803.766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213605" table:style-name="ce5">
            <text:p>1.213.605</text:p>
          </table:table-cell>
          <table:table-cell office:value-type="float" office:value="170500" table:style-name="ce5">
            <text:p>170.5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734505" table:style-name="ce6">
            <text:p>1.734.505</text:p>
          </table:table-cell>
          <table:table-cell office:value-type="float" office:value="1677753" table:style-name="ce6">
            <text:p>1.677.753</text:p>
          </table:table-cell>
          <table:table-cell office:value-type="percentage" office:value="0.96728057860888261" table:style-name="ce7">
            <text:p>96,7%</text:p>
          </table:table-cell>
          <table:table-cell office:value-type="float" office:value="944063" table:style-name="ce5">
            <text:p>944.063</text:p>
          </table:table-cell>
          <table:table-cell office:value-type="float" office:value="826415" table:style-name="ce5">
            <text:p>826.415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11785" table:style-name="ce5">
            <text:p>1.011.785</text:p>
          </table:table-cell>
          <table:table-cell office:value-type="float" office:value="139600" table:style-name="ce5">
            <text:p>139.6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436985" table:style-name="ce6">
            <text:p>1.436.985</text:p>
          </table:table-cell>
          <table:table-cell office:value-type="float" office:value="1430165" table:style-name="ce6">
            <text:p>1.430.165</text:p>
          </table:table-cell>
          <table:table-cell office:value-type="percentage" office:value="0.99525395185057608" table:style-name="ce7">
            <text:p>99,5%</text:p>
          </table:table-cell>
          <table:table-cell office:value-type="float" office:value="786029" table:style-name="ce5">
            <text:p>786.029</text:p>
          </table:table-cell>
          <table:table-cell office:value-type="float" office:value="692422" table:style-name="ce5">
            <text:p>692.422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952740" table:style-name="ce5">
            <text:p>952.740</text:p>
          </table:table-cell>
          <table:table-cell office:value-type="float" office:value="207700" table:style-name="ce5">
            <text:p>207.7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479240" table:style-name="ce6">
            <text:p>1.479.240</text:p>
          </table:table-cell>
          <table:table-cell office:value-type="float" office:value="1362438" table:style-name="ce6">
            <text:p>1.362.438</text:p>
          </table:table-cell>
          <table:table-cell office:value-type="percentage" office:value="0.92103918228279391" table:style-name="ce7">
            <text:p>92,1%</text:p>
          </table:table-cell>
          <table:table-cell office:value-type="float" office:value="776139" table:style-name="ce5">
            <text:p>776.139</text:p>
          </table:table-cell>
          <table:table-cell office:value-type="float" office:value="663285" table:style-name="ce5">
            <text:p>663.285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776030" table:style-name="ce5">
            <text:p>1.776.030</text:p>
          </table:table-cell>
          <table:table-cell office:value-type="float" office:value="336900" table:style-name="ce5">
            <text:p>336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2750280" table:style-name="ce6">
            <text:p>2.750.280</text:p>
          </table:table-cell>
          <table:table-cell office:value-type="float" office:value="2605695" table:style-name="ce6">
            <text:p>2.605.695</text:p>
          </table:table-cell>
          <table:table-cell office:value-type="percentage" office:value="0.94742898904838779" table:style-name="ce7">
            <text:p>94,7%</text:p>
          </table:table-cell>
          <table:table-cell office:value-type="float" office:value="1508002" table:style-name="ce5">
            <text:p>1.508.002</text:p>
          </table:table-cell>
          <table:table-cell office:value-type="float" office:value="1232351" table:style-name="ce5">
            <text:p>1.232.351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35425" table:style-name="ce5">
            <text:p>535.425</text:p>
          </table:table-cell>
          <table:table-cell office:value-type="float" office:value="74900" table:style-name="ce5">
            <text:p>74.9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65475" table:style-name="ce6">
            <text:p>765.475</text:p>
          </table:table-cell>
          <table:table-cell office:value-type="float" office:value="723057" table:style-name="ce6">
            <text:p>723.057</text:p>
          </table:table-cell>
          <table:table-cell office:value-type="percentage" office:value="0.94458604134687607" table:style-name="ce7">
            <text:p>94,5%</text:p>
          </table:table-cell>
          <table:table-cell office:value-type="float" office:value="400551" table:style-name="ce5">
            <text:p>400.551</text:p>
          </table:table-cell>
          <table:table-cell office:value-type="float" office:value="350342" table:style-name="ce5">
            <text:p>350.342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371305" table:style-name="ce5">
            <text:p>2.371.305</text:p>
          </table:table-cell>
          <table:table-cell office:value-type="float" office:value="336200" table:style-name="ce5">
            <text:p>336.2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334755" table:style-name="ce6">
            <text:p>3.334.755</text:p>
          </table:table-cell>
          <table:table-cell office:value-type="float" office:value="3131154" table:style-name="ce6">
            <text:p>3.131.154</text:p>
          </table:table-cell>
          <table:table-cell office:value-type="percentage" office:value="0.93894573964204264" table:style-name="ce7">
            <text:p>93,9%</text:p>
          </table:table-cell>
          <table:table-cell office:value-type="float" office:value="1758849" table:style-name="ce5">
            <text:p>1.758.849</text:p>
          </table:table-cell>
          <table:table-cell office:value-type="float" office:value="1523045" table:style-name="ce5">
            <text:p>1.523.045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789965" table:style-name="ce5">
            <text:p>1.789.965</text:p>
          </table:table-cell>
          <table:table-cell office:value-type="float" office:value="267100" table:style-name="ce5">
            <text:p>267.1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619340" table:style-name="ce6">
            <text:p>2.619.340</text:p>
          </table:table-cell>
          <table:table-cell office:value-type="float" office:value="2500820" table:style-name="ce6">
            <text:p>2.500.820</text:p>
          </table:table-cell>
          <table:table-cell office:value-type="percentage" office:value="0.95475196041750976" table:style-name="ce7">
            <text:p>95,5%</text:p>
          </table:table-cell>
          <table:table-cell office:value-type="float" office:value="1413541" table:style-name="ce5">
            <text:p>1.413.541</text:p>
          </table:table-cell>
          <table:table-cell office:value-type="float" office:value="1161622" table:style-name="ce5">
            <text:p>1.161.622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608780" table:style-name="ce5">
            <text:p>6.608.780</text:p>
          </table:table-cell>
          <table:table-cell office:value-type="float" office:value="1038500" table:style-name="ce5">
            <text:p>1.038.5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9784880" table:style-name="ce6">
            <text:p>9.784.880</text:p>
          </table:table-cell>
          <table:table-cell office:value-type="float" office:value="9210709" table:style-name="ce6">
            <text:p>9.210.709</text:p>
          </table:table-cell>
          <table:table-cell office:value-type="percentage" office:value="0.94132058849980782" table:style-name="ce7">
            <text:p>94,1%</text:p>
          </table:table-cell>
          <table:table-cell office:value-type="float" office:value="5182778" table:style-name="ce5">
            <text:p>5.182.778</text:p>
          </table:table-cell>
          <table:table-cell office:value-type="float" office:value="4515636" table:style-name="ce5">
            <text:p>4.515.636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226230" table:style-name="ce5">
            <text:p>4.226.230</text:p>
          </table:table-cell>
          <table:table-cell office:value-type="float" office:value="670900" table:style-name="ce5">
            <text:p>670.9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6214180" table:style-name="ce6">
            <text:p>6.214.180</text:p>
          </table:table-cell>
          <table:table-cell office:value-type="float" office:value="5972074" table:style-name="ce6">
            <text:p>5.972.074</text:p>
          </table:table-cell>
          <table:table-cell office:value-type="percentage" office:value="0.96103975102105188" table:style-name="ce7">
            <text:p>96,1%</text:p>
          </table:table-cell>
          <table:table-cell office:value-type="float" office:value="3410989" table:style-name="ce5">
            <text:p>3.410.989</text:p>
          </table:table-cell>
          <table:table-cell office:value-type="float" office:value="2900166" table:style-name="ce5">
            <text:p>2.900.166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975275" table:style-name="ce5">
            <text:p>975.275</text:p>
          </table:table-cell>
          <table:table-cell office:value-type="float" office:value="135700" table:style-name="ce5">
            <text:p>135.7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390725" table:style-name="ce6">
            <text:p>1.390.725</text:p>
          </table:table-cell>
          <table:table-cell office:value-type="float" office:value="1397613" table:style-name="ce6">
            <text:p>1.397.613</text:p>
          </table:table-cell>
          <table:table-cell office:value-type="percentage" office:value="1.004952812382031" table:style-name="ce7">
            <text:p>100,5%</text:p>
          </table:table-cell>
          <table:table-cell office:value-type="float" office:value="774494" table:style-name="ce5">
            <text:p>774.494</text:p>
          </table:table-cell>
          <table:table-cell office:value-type="float" office:value="691639" table:style-name="ce5">
            <text:p>691.639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586985" table:style-name="ce5">
            <text:p>2.586.985</text:p>
          </table:table-cell>
          <table:table-cell office:value-type="float" office:value="358600" table:style-name="ce5">
            <text:p>358.6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672785" table:style-name="ce6">
            <text:p>3.672.785</text:p>
          </table:table-cell>
          <table:table-cell office:value-type="float" office:value="3577289" table:style-name="ce6">
            <text:p>3.577.289</text:p>
          </table:table-cell>
          <table:table-cell office:value-type="percentage" office:value="0.97399902254011606" table:style-name="ce7">
            <text:p>97,4%</text:p>
          </table:table-cell>
          <table:table-cell office:value-type="float" office:value="1959579" table:style-name="ce5">
            <text:p>1.959.579</text:p>
          </table:table-cell>
          <table:table-cell office:value-type="float" office:value="1773279" table:style-name="ce5">
            <text:p>1.773.279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89055" table:style-name="ce5">
            <text:p>289.055</text:p>
          </table:table-cell>
          <table:table-cell office:value-type="float" office:value="40500" table:style-name="ce5">
            <text:p>40.5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06155" table:style-name="ce6">
            <text:p>406.155</text:p>
          </table:table-cell>
          <table:table-cell office:value-type="float" office:value="381237" table:style-name="ce6">
            <text:p>381.237</text:p>
          </table:table-cell>
          <table:table-cell office:value-type="percentage" office:value="0.93864903792886956" table:style-name="ce7">
            <text:p>93,9%</text:p>
          </table:table-cell>
          <table:table-cell office:value-type="float" office:value="220928" table:style-name="ce5">
            <text:p>220.928</text:p>
          </table:table-cell>
          <table:table-cell office:value-type="float" office:value="186699" table:style-name="ce5">
            <text:p>186.699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672085" table:style-name="ce5">
            <text:p>5.672.085</text:p>
          </table:table-cell>
          <table:table-cell office:value-type="float" office:value="983300" table:style-name="ce5">
            <text:p>983.3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8346235" table:style-name="ce6">
            <text:p>8.346.235</text:p>
          </table:table-cell>
          <table:table-cell office:value-type="float" office:value="8011384" table:style-name="ce6">
            <text:p>8.011.384</text:p>
          </table:table-cell>
          <table:table-cell office:value-type="percentage" office:value="0.95987999379360878" table:style-name="ce7">
            <text:p>96,0%</text:p>
          </table:table-cell>
          <table:table-cell office:value-type="float" office:value="4644417" table:style-name="ce5">
            <text:p>4.644.417</text:p>
          </table:table-cell>
          <table:table-cell office:value-type="float" office:value="3942476" table:style-name="ce5">
            <text:p>3.942.476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259645" table:style-name="ce5">
            <text:p>1.259.645</text:p>
          </table:table-cell>
          <table:table-cell office:value-type="float" office:value="229800" table:style-name="ce5">
            <text:p>229.8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837445" table:style-name="ce6">
            <text:p>1.837.445</text:p>
          </table:table-cell>
          <table:table-cell office:value-type="float" office:value="1758315" table:style-name="ce6">
            <text:p>1.758.315</text:p>
          </table:table-cell>
          <table:table-cell office:value-type="percentage" office:value="0.9569347653943383" table:style-name="ce7">
            <text:p>95,7%</text:p>
          </table:table-cell>
          <table:table-cell office:value-type="float" office:value="1024413" table:style-name="ce5">
            <text:p>1.024.413</text:p>
          </table:table-cell>
          <table:table-cell office:value-type="float" office:value="796650" table:style-name="ce5">
            <text:p>796.650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74035" table:style-name="ce5">
            <text:p>574.035</text:p>
          </table:table-cell>
          <table:table-cell office:value-type="float" office:value="89900" table:style-name="ce5">
            <text:p>89.9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842385" table:style-name="ce6">
            <text:p>842.385</text:p>
          </table:table-cell>
          <table:table-cell office:value-type="float" office:value="814201" table:style-name="ce6">
            <text:p>814.201</text:p>
          </table:table-cell>
          <table:table-cell office:value-type="percentage" office:value="0.96654261412537024" table:style-name="ce7">
            <text:p>96,7%</text:p>
          </table:table-cell>
          <table:table-cell office:value-type="float" office:value="455520" table:style-name="ce5">
            <text:p>455.520</text:p>
          </table:table-cell>
          <table:table-cell office:value-type="float" office:value="404848" table:style-name="ce5">
            <text:p>404.848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997010" table:style-name="ce5">
            <text:p>1.997.010</text:p>
          </table:table-cell>
          <table:table-cell office:value-type="float" office:value="280200" table:style-name="ce5">
            <text:p>280.200</text:p>
          </table:table-cell>
          <table:table-cell office:value-type="float" office:value="549600" table:style-name="ce5">
            <text:p>549.600</text:p>
          </table:table-cell>
          <table:table-cell office:value-type="float" office:value="110850" table:style-name="ce5">
            <text:p>110.850</text:p>
          </table:table-cell>
          <table:table-cell office:value-type="float" office:value="2937660" table:style-name="ce6">
            <text:p>2.937.660</text:p>
          </table:table-cell>
          <table:table-cell office:value-type="float" office:value="2771740" table:style-name="ce6">
            <text:p>2.771.740</text:p>
          </table:table-cell>
          <table:table-cell office:value-type="percentage" office:value="0.94351967211998666" table:style-name="ce7">
            <text:p>94,4%</text:p>
          </table:table-cell>
          <table:table-cell office:value-type="float" office:value="1528989" table:style-name="ce5">
            <text:p>1.528.989</text:p>
          </table:table-cell>
          <table:table-cell office:value-type="float" office:value="1395937" table:style-name="ce5">
            <text:p>1.395.937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72180" table:style-name="ce5">
            <text:p>72.180</text:p>
          </table:table-cell>
          <table:table-cell office:value-type="float" office:value="15600" table:style-name="ce5">
            <text:p>15.6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10030" table:style-name="ce6">
            <text:p>110.030</text:p>
          </table:table-cell>
          <table:table-cell office:value-type="float" office:value="94745" table:style-name="ce6">
            <text:p>94.745</text:p>
          </table:table-cell>
          <table:table-cell office:value-type="percentage" office:value="0.86108334090702532" table:style-name="ce7">
            <text:p>86,1%</text:p>
          </table:table-cell>
          <table:table-cell office:value-type="float" office:value="52692" table:style-name="ce5">
            <text:p>52.692</text:p>
          </table:table-cell>
          <table:table-cell office:value-type="float" office:value="47794" table:style-name="ce5">
            <text:p>47.794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72180" table:style-name="ce5">
            <text:p>72.180</text:p>
          </table:table-cell>
          <table:table-cell office:value-type="float" office:value="15400" table:style-name="ce5">
            <text:p>15.4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08430" table:style-name="ce6">
            <text:p>108.430</text:p>
          </table:table-cell>
          <table:table-cell office:value-type="float" office:value="87028" table:style-name="ce6">
            <text:p>87.028</text:p>
          </table:table-cell>
          <table:table-cell office:value-type="percentage" office:value="0.80261920132804576" table:style-name="ce7">
            <text:p>80,3%</text:p>
          </table:table-cell>
          <table:table-cell office:value-type="float" office:value="49311" table:style-name="ce5">
            <text:p>49.311</text:p>
          </table:table-cell>
          <table:table-cell office:value-type="float" office:value="45167" table:style-name="ce5">
            <text:p>45.167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7573" table:style-name="ce6">
            <text:p>167.573</text:p>
          </table:table-cell>
          <table:table-cell office:value-type="percentage" office:value="0.78463533862750978" table:style-name="ce7">
            <text:p>78,5%</text:p>
          </table:table-cell>
          <table:table-cell office:value-type="float" office:value="90566" table:style-name="ce5">
            <text:p>90.566</text:p>
          </table:table-cell>
          <table:table-cell office:value-type="float" office:value="78176" table:style-name="ce5">
            <text:p>78.176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209" table:style-name="ce6">
            <text:p>4.209</text:p>
          </table:table-cell>
          <table:table-cell office:value-type="percentage" office:value="0.61088534107402037" table:style-name="ce7">
            <text:p>61,1%</text:p>
          </table:table-cell>
          <table:table-cell office:value-type="float" office:value="3276" table:style-name="ce5">
            <text:p>3.276</text:p>
          </table:table-cell>
          <table:table-cell office:value-type="float" office:value="2712" table:style-name="ce5">
            <text:p>2.712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1065473" table:style-name="ce11">
            <text:p>41.065.473</text:p>
          </table:table-cell>
          <table:table-cell office:value-type="float" office:value="6647080" table:style-name="ce12">
            <text:p>6.647.080</text:p>
          </table:table-cell>
          <table:table-cell office:value-type="float" office:value="10187400" table:style-name="ce13">
            <text:p>10.187.4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0548288" table:style-name="ce15">
            <text:p>60.548.288</text:p>
          </table:table-cell>
          <table:table-cell office:value-type="float" office:value="58102441" table:style-name="ce15">
            <text:p>58.102.441</text:p>
          </table:table-cell>
          <table:table-cell office:value-type="percentage" office:value="0.95960501806425968" table:style-name="ce16">
            <text:p>96,0%</text:p>
          </table:table-cell>
          <table:table-cell office:value-type="float" office:value="32892680" table:style-name="ce15">
            <text:p>32.892.680</text:p>
          </table:table-cell>
          <table:table-cell office:value-type="float" office:value="28034427" table:style-name="ce15">
            <text:p>28.034.427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48951" table:style-name="ce23">
            <text:p>4.348.951</text:p>
          </table:table-cell>
          <table:table-cell office:value-type="percentage" office:value="0.93926195941884749" table:style-name="ce24">
            <text:p>93,9%</text:p>
          </table:table-cell>
          <table:table-cell office:value-type="float" office:value="4121227" table:style-name="ce23">
            <text:p>4.121.227</text:p>
          </table:table-cell>
          <table:table-cell office:value-type="percentage" office:value="0.8900794116166999" table:style-name="ce24">
            <text:p>89,0%</text:p>
          </table:table-cell>
          <table:table-cell office:value-type="date" office:date-value="2021-08-04T00:00:00" table:style-name="ce25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8191" table:style-name="ce5">
            <text:p>728.191</text:p>
          </table:table-cell>
          <table:table-cell office:value-type="percentage" office:value="0.92487724458872811" table:style-name="ce26">
            <text:p>92,5%</text:p>
          </table:table-cell>
          <table:table-cell office:value-type="float" office:value="703126" table:style-name="ce5">
            <text:p>703.126</text:p>
          </table:table-cell>
          <table:table-cell office:value-type="percentage" office:value="0.89304212422110962" table:style-name="ce26">
            <text:p>89,3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0712" table:style-name="ce5">
            <text:p>640.712</text:p>
          </table:table-cell>
          <table:table-cell office:value-type="percentage" office:value="0.94728733745832505" table:style-name="ce26">
            <text:p>94,7%</text:p>
          </table:table-cell>
          <table:table-cell office:value-type="float" office:value="625823" table:style-name="ce5">
            <text:p>625.823</text:p>
          </table:table-cell>
          <table:table-cell office:value-type="percentage" office:value="0.92527407538828887" table:style-name="ce26">
            <text:p>92,5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35573" table:style-name="ce5">
            <text:p>535.573</text:p>
          </table:table-cell>
          <table:table-cell office:value-type="percentage" office:value="0.86486246443324111" table:style-name="ce26">
            <text:p>86,5%</text:p>
          </table:table-cell>
          <table:table-cell office:value-type="float" office:value="516704" table:style-name="ce5">
            <text:p>516.704</text:p>
          </table:table-cell>
          <table:table-cell office:value-type="percentage" office:value="0.83439212735241208" table:style-name="ce26">
            <text:p>83,4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69196" table:style-name="ce5">
            <text:p>1.069.196</text:p>
          </table:table-cell>
          <table:table-cell office:value-type="percentage" office:value="0.87761666919752601" table:style-name="ce26">
            <text:p>87,8%</text:p>
          </table:table-cell>
          <table:table-cell office:value-type="float" office:value="1020269" table:style-name="ce5">
            <text:p>1.020.269</text:p>
          </table:table-cell>
          <table:table-cell office:value-type="percentage" office:value="0.83745644527803198" table:style-name="ce26">
            <text:p>83,7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7816" table:style-name="ce5">
            <text:p>337.816</text:p>
          </table:table-cell>
          <table:table-cell office:value-type="percentage" office:value="0.9405043626421965" table:style-name="ce26">
            <text:p>94,1%</text:p>
          </table:table-cell>
          <table:table-cell office:value-type="float" office:value="327907" table:style-name="ce5">
            <text:p>327.907</text:p>
          </table:table-cell>
          <table:table-cell office:value-type="percentage" office:value="0.91291698451498671" table:style-name="ce26">
            <text:p>91,3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47165" table:style-name="ce5">
            <text:p>1.447.165</text:p>
          </table:table-cell>
          <table:table-cell office:value-type="percentage" office:value="0.94454945493896703" table:style-name="ce26">
            <text:p>94,5%</text:p>
          </table:table-cell>
          <table:table-cell office:value-type="float" office:value="1407895" table:style-name="ce5">
            <text:p>1.407.895</text:p>
          </table:table-cell>
          <table:table-cell office:value-type="percentage" office:value="0.91891833679041224" table:style-name="ce26">
            <text:p>91,9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68163" table:style-name="ce5">
            <text:p>1.068.163</text:p>
          </table:table-cell>
          <table:table-cell office:value-type="percentage" office:value="0.92817394870796699" table:style-name="ce26">
            <text:p>92,8%</text:p>
          </table:table-cell>
          <table:table-cell office:value-type="float" office:value="984324" table:style-name="ce5">
            <text:p>984.324</text:p>
          </table:table-cell>
          <table:table-cell office:value-type="percentage" office:value="0.85532254336465585" table:style-name="ce26">
            <text:p>85,5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76533" table:style-name="ce5">
            <text:p>3.876.533</text:p>
          </table:table-cell>
          <table:table-cell office:value-type="percentage" office:value="0.89556132030466151" table:style-name="ce26">
            <text:p>89,6%</text:p>
          </table:table-cell>
          <table:table-cell office:value-type="float" office:value="3726620" table:style-name="ce5">
            <text:p>3.726.620</text:p>
          </table:table-cell>
          <table:table-cell office:value-type="percentage" office:value="0.86092823857652123" table:style-name="ce26">
            <text:p>86,1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02522" table:style-name="ce5">
            <text:p>2.702.522</text:p>
          </table:table-cell>
          <table:table-cell office:value-type="percentage" office:value="0.93221176781441328" table:style-name="ce26">
            <text:p>93,2%</text:p>
          </table:table-cell>
          <table:table-cell office:value-type="float" office:value="2630467" table:style-name="ce5">
            <text:p>2.630.467</text:p>
          </table:table-cell>
          <table:table-cell office:value-type="percentage" office:value="0.90735701402152369" table:style-name="ce26">
            <text:p>90,7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6534" table:style-name="ce5">
            <text:p>606.534</text:p>
          </table:table-cell>
          <table:table-cell office:value-type="percentage" office:value="0.97531066687249146" table:style-name="ce26">
            <text:p>97,5%</text:p>
          </table:table-cell>
          <table:table-cell office:value-type="float" office:value="593972" table:style-name="ce5">
            <text:p>593.972</text:p>
          </table:table-cell>
          <table:table-cell office:value-type="percentage" office:value="0.95511088813419776" table:style-name="ce26">
            <text:p>95,5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45672" table:style-name="ce5">
            <text:p>1.645.672</text:p>
          </table:table-cell>
          <table:table-cell office:value-type="percentage" office:value="0.95672986644388902" table:style-name="ce26">
            <text:p>95,7%</text:p>
          </table:table-cell>
          <table:table-cell office:value-type="float" office:value="1619194" table:style-name="ce5">
            <text:p>1.619.194</text:p>
          </table:table-cell>
          <table:table-cell office:value-type="percentage" office:value="0.94133658430522393" table:style-name="ce26">
            <text:p>94,1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8292" table:style-name="ce5">
            <text:p>178.292</text:p>
          </table:table-cell>
          <table:table-cell office:value-type="percentage" office:value="0.94503898526987562" table:style-name="ce26">
            <text:p>94,5%</text:p>
          </table:table-cell>
          <table:table-cell office:value-type="float" office:value="170186" table:style-name="ce5">
            <text:p>170.186</text:p>
          </table:table-cell>
          <table:table-cell office:value-type="percentage" office:value="0.90207303046204568" table:style-name="ce26">
            <text:p>90,2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43295" table:style-name="ce5">
            <text:p>3.443.295</text:p>
          </table:table-cell>
          <table:table-cell office:value-type="percentage" office:value="0.92257145766126869" table:style-name="ce26">
            <text:p>92,3%</text:p>
          </table:table-cell>
          <table:table-cell office:value-type="float" office:value="3323011" table:style-name="ce5">
            <text:p>3.323.011</text:p>
          </table:table-cell>
          <table:table-cell office:value-type="percentage" office:value="0.89034343618378042" table:style-name="ce26">
            <text:p>89,0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39580" table:style-name="ce5">
            <text:p>739.580</text:p>
          </table:table-cell>
          <table:table-cell office:value-type="percentage" office:value="0.93975542318092176" table:style-name="ce26">
            <text:p>94,0%</text:p>
          </table:table-cell>
          <table:table-cell office:value-type="float" office:value="681856" table:style-name="ce5">
            <text:p>681.856</text:p>
          </table:table-cell>
          <table:table-cell office:value-type="percentage" office:value="0.86640779067639828" table:style-name="ce26">
            <text:p>86,6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8656" table:style-name="ce5">
            <text:p>348.656</text:p>
          </table:table-cell>
          <table:table-cell office:value-type="percentage" office:value="0.92851626373509311" table:style-name="ce26">
            <text:p>92,9%</text:p>
          </table:table-cell>
          <table:table-cell office:value-type="float" office:value="340751" table:style-name="ce5">
            <text:p>340.751</text:p>
          </table:table-cell>
          <table:table-cell office:value-type="percentage" office:value="0.90746422084804712" table:style-name="ce26">
            <text:p>90,7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62547" table:style-name="ce5">
            <text:p>1.262.547</text:p>
          </table:table-cell>
          <table:table-cell office:value-type="percentage" office:value="0.9329670573282296" table:style-name="ce26">
            <text:p>93,3%</text:p>
          </table:table-cell>
          <table:table-cell office:value-type="float" office:value="1240216" table:style-name="ce5">
            <text:p>1.240.216</text:p>
          </table:table-cell>
          <table:table-cell office:value-type="percentage" office:value="0.9164654242348107" table:style-name="ce26">
            <text:p>91,6%</text:p>
          </table:table-cell>
          <table:table-cell office:value-type="date" office:date-value="2021-08-03T00:00:00" table:style-name="ce8">
            <text:p>0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892" table:style-name="ce5">
            <text:p>33.892</text:p>
          </table:table-cell>
          <table:table-cell office:value-type="percentage" office:value="0.86951613730822519" table:style-name="ce26">
            <text:p>87,0%</text:p>
          </table:table-cell>
          <table:table-cell office:value-type="float" office:value="32652" table:style-name="ce5">
            <text:p>32.652</text:p>
          </table:table-cell>
          <table:table-cell office:value-type="percentage" office:value="0.83770331982143775" table:style-name="ce26">
            <text:p>83,8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007" table:style-name="ce5">
            <text:p>31.007</text:p>
          </table:table-cell>
          <table:table-cell office:value-type="percentage" office:value="0.83296171927468099" table:style-name="ce26">
            <text:p>83,3%</text:p>
          </table:table-cell>
          <table:table-cell office:value-type="float" office:value="30103" table:style-name="ce5">
            <text:p>30.103</text:p>
          </table:table-cell>
          <table:table-cell office:value-type="percentage" office:value="0.80867696440564141" table:style-name="ce26">
            <text:p>80,9%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668" table:style-name="ce5">
            <text:p>34.668</text:p>
          </table:table-cell>
          <table:table-cell office:value-type="string" table:style-name="ce26">
            <text:p>-</text:p>
          </table:table-cell>
          <table:table-cell office:value-type="float" office:value="31306" table:style-name="ce5">
            <text:p>31.306</text:p>
          </table:table-cell>
          <table:table-cell office:value-type="string" table:style-name="ce26">
            <text:p>-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417" table:style-name="ce5">
            <text:p>1.417</text:p>
          </table:table-cell>
          <table:table-cell office:value-type="string" table:style-name="ce26">
            <text:p>-</text:p>
          </table:table-cell>
          <table:table-cell office:value-type="float" office:value="1278" table:style-name="ce5">
            <text:p>1.278</text:p>
          </table:table-cell>
          <table:table-cell office:value-type="string" table:style-name="ce26">
            <text:p>-</text:p>
          </table:table-cell>
          <table:table-cell office:value-type="date" office:date-value="2021-08-04T00:00:00" table:style-name="ce8">
            <text:p>04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080382" table:style-name="ce15">
            <text:p>25.080.382</text:p>
          </table:table-cell>
          <table:table-cell office:value-type="percentage" office:value="0.92697705337998115" table:style-name="ce16">
            <text:p>92,7%</text:p>
          </table:table-cell>
          <table:table-cell office:value-type="float" office:value="24128887" table:style-name="ce15">
            <text:p>24.128.887</text:p>
          </table:table-cell>
          <table:table-cell office:value-type="percentage" office:value="0.8918095654443593" table:style-name="ce16">
            <text:p>89,2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674" table:style-name="ce35">
            <text:p>432.674</text:p>
          </table:table-cell>
          <table:table-cell office:value-type="percentage" office:value="1" table:style-name="ce36">
            <text:p>100,0%</text:p>
          </table:table-cell>
          <table:table-cell office:value-type="float" office:value="650546" table:style-name="ce35">
            <text:p>650.546</text:p>
          </table:table-cell>
          <table:table-cell office:value-type="percentage" office:value="1" table:style-name="ce36">
            <text:p>100,0%</text:p>
          </table:table-cell>
          <table:table-cell office:value-type="float" office:value="909675" table:style-name="ce35">
            <text:p>909.675</text:p>
          </table:table-cell>
          <table:table-cell office:value-type="percentage" office:value="0.99293563150891728" table:style-name="ce36">
            <text:p>99,3%</text:p>
          </table:table-cell>
          <table:table-cell office:value-type="float" office:value="1176912" table:style-name="ce35">
            <text:p>1.176.912</text:p>
          </table:table-cell>
          <table:table-cell office:value-type="percentage" office:value="0.93034977284962073" table:style-name="ce36">
            <text:p>93,0%</text:p>
          </table:table-cell>
          <table:table-cell office:value-type="float" office:value="1179144" table:style-name="ce35">
            <text:p>1.179.144</text:p>
          </table:table-cell>
          <table:table-cell office:value-type="percentage" office:value="0.85129743833359561" table:style-name="ce36">
            <text:p>85,1%</text:p>
          </table:table-cell>
          <table:table-cell office:value-type="float" office:value="816913" table:style-name="ce35">
            <text:p>816.913</text:p>
          </table:table-cell>
          <table:table-cell office:value-type="percentage" office:value="0.71645397323491933" table:style-name="ce36">
            <text:p>71,6%</text:p>
          </table:table-cell>
          <table:table-cell office:value-type="float" office:value="576602" table:style-name="ce35">
            <text:p>576.602</text:p>
          </table:table-cell>
          <table:table-cell office:value-type="percentage" office:value="0.62088875297198576" table:style-name="ce36">
            <text:p>62,1%</text:p>
          </table:table-cell>
          <table:table-cell office:value-type="float" office:value="165088" table:style-name="ce35">
            <text:p>165.088</text:p>
          </table:table-cell>
          <table:table-cell office:value-type="percentage" office:value="0.2192674526867196" table:style-name="ce36">
            <text:p>21,9%</text:p>
          </table:table-cell>
          <table:table-cell office:value-type="float" office:value="5907554" table:style-name="ce35">
            <text:p>5.907.554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9275010987020222" table:style-name="ce36">
            <text:p>7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39" table:style-name="ce38">
            <text:p>100.939</text:p>
          </table:table-cell>
          <table:table-cell office:value-type="percentage" office:value="1" table:style-name="ce39">
            <text:p>100,0%</text:p>
          </table:table-cell>
          <table:table-cell office:value-type="float" office:value="118622" table:style-name="ce38">
            <text:p>118.622</text:p>
          </table:table-cell>
          <table:table-cell office:value-type="percentage" office:value="0.9972006220839813" table:style-name="ce39">
            <text:p>99,7%</text:p>
          </table:table-cell>
          <table:table-cell office:value-type="float" office:value="151615" table:style-name="ce38">
            <text:p>151.615</text:p>
          </table:table-cell>
          <table:table-cell office:value-type="percentage" office:value="0.96960995606489864" table:style-name="ce39">
            <text:p>97,0%</text:p>
          </table:table-cell>
          <table:table-cell office:value-type="float" office:value="179625" table:style-name="ce38">
            <text:p>179.625</text:p>
          </table:table-cell>
          <table:table-cell office:value-type="percentage" office:value="0.90597984525839026" table:style-name="ce39">
            <text:p>90,6%</text:p>
          </table:table-cell>
          <table:table-cell office:value-type="float" office:value="177390" table:style-name="ce38">
            <text:p>177.390</text:p>
          </table:table-cell>
          <table:table-cell office:value-type="percentage" office:value="0.82528856487533908" table:style-name="ce39">
            <text:p>82,5%</text:p>
          </table:table-cell>
          <table:table-cell office:value-type="float" office:value="109333" table:style-name="ce38">
            <text:p>109.333</text:p>
          </table:table-cell>
          <table:table-cell office:value-type="percentage" office:value="0.66550405999293916" table:style-name="ce39">
            <text:p>66,6%</text:p>
          </table:table-cell>
          <table:table-cell office:value-type="float" office:value="77409" table:style-name="ce38">
            <text:p>77.409</text:p>
          </table:table-cell>
          <table:table-cell office:value-type="percentage" office:value="0.59362274829180761" table:style-name="ce39">
            <text:p>59,4%</text:p>
          </table:table-cell>
          <table:table-cell office:value-type="float" office:value="29130" table:style-name="ce38">
            <text:p>29.130</text:p>
          </table:table-cell>
          <table:table-cell office:value-type="percentage" office:value="0.28251656014508919" table:style-name="ce39">
            <text:p>28,3%</text:p>
          </table:table-cell>
          <table:table-cell office:value-type="float" office:value="944063" table:style-name="ce38">
            <text:p>944.06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9658755887519894" table:style-name="ce39">
            <text:p>7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64" table:style-name="ce38">
            <text:p>88.664</text:p>
          </table:table-cell>
          <table:table-cell office:value-type="percentage" office:value="1" table:style-name="ce39">
            <text:p>100,0%</text:p>
          </table:table-cell>
          <table:table-cell office:value-type="float" office:value="113873" table:style-name="ce38">
            <text:p>113.873</text:p>
          </table:table-cell>
          <table:table-cell office:value-type="percentage" office:value="1" table:style-name="ce39">
            <text:p>100,0%</text:p>
          </table:table-cell>
          <table:table-cell office:value-type="float" office:value="145399" table:style-name="ce38">
            <text:p>145.399</text:p>
          </table:table-cell>
          <table:table-cell office:value-type="percentage" office:value="0.97158073396947586" table:style-name="ce39">
            <text:p>97,2%</text:p>
          </table:table-cell>
          <table:table-cell office:value-type="float" office:value="149018" table:style-name="ce38">
            <text:p>149.018</text:p>
          </table:table-cell>
          <table:table-cell office:value-type="percentage" office:value="0.9162162993021612" table:style-name="ce39">
            <text:p>91,6%</text:p>
          </table:table-cell>
          <table:table-cell office:value-type="float" office:value="143758" table:style-name="ce38">
            <text:p>143.758</text:p>
          </table:table-cell>
          <table:table-cell office:value-type="percentage" office:value="0.86086243135939833" table:style-name="ce39">
            <text:p>86,1%</text:p>
          </table:table-cell>
          <table:table-cell office:value-type="float" office:value="80716" table:style-name="ce38">
            <text:p>80.716</text:p>
          </table:table-cell>
          <table:table-cell office:value-type="percentage" office:value="0.70524503936182292" table:style-name="ce39">
            <text:p>70,5%</text:p>
          </table:table-cell>
          <table:table-cell office:value-type="float" office:value="49209" table:style-name="ce38">
            <text:p>49.209</text:p>
          </table:table-cell>
          <table:table-cell office:value-type="percentage" office:value="0.62202475003476132" table:style-name="ce39">
            <text:p>62,2%</text:p>
          </table:table-cell>
          <table:table-cell office:value-type="float" office:value="15392" table:style-name="ce38">
            <text:p>15.392</text:p>
          </table:table-cell>
          <table:table-cell office:value-type="percentage" office:value="0.24049999999999999" table:style-name="ce39">
            <text:p>24,1%</text:p>
          </table:table-cell>
          <table:table-cell office:value-type="float" office:value="786029" table:style-name="ce38">
            <text:p>786.02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4163858631349131" table:style-name="ce39">
            <text:p>8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046" table:style-name="ce38">
            <text:p>51.046</text:p>
          </table:table-cell>
          <table:table-cell office:value-type="percentage" office:value="1" table:style-name="ce39">
            <text:p>100,0%</text:p>
          </table:table-cell>
          <table:table-cell office:value-type="float" office:value="78340" table:style-name="ce38">
            <text:p>78.340</text:p>
          </table:table-cell>
          <table:table-cell office:value-type="percentage" office:value="0.97297431566396742" table:style-name="ce39">
            <text:p>97,3%</text:p>
          </table:table-cell>
          <table:table-cell office:value-type="float" office:value="106648" table:style-name="ce38">
            <text:p>106.648</text:p>
          </table:table-cell>
          <table:table-cell office:value-type="percentage" office:value="0.90972524332301186" table:style-name="ce39">
            <text:p>91,0%</text:p>
          </table:table-cell>
          <table:table-cell office:value-type="float" office:value="143634" table:style-name="ce38">
            <text:p>143.634</text:p>
          </table:table-cell>
          <table:table-cell office:value-type="percentage" office:value="0.86632448114260208" table:style-name="ce39">
            <text:p>86,6%</text:p>
          </table:table-cell>
          <table:table-cell office:value-type="float" office:value="155905" table:style-name="ce38">
            <text:p>155.905</text:p>
          </table:table-cell>
          <table:table-cell office:value-type="percentage" office:value="0.75618900723667615" table:style-name="ce39">
            <text:p>75,6%</text:p>
          </table:table-cell>
          <table:table-cell office:value-type="float" office:value="109239" table:style-name="ce38">
            <text:p>109.239</text:p>
          </table:table-cell>
          <table:table-cell office:value-type="percentage" office:value="0.59959821502083022" table:style-name="ce39">
            <text:p>60,0%</text:p>
          </table:table-cell>
          <table:table-cell office:value-type="float" office:value="79753" table:style-name="ce38">
            <text:p>79.753</text:p>
          </table:table-cell>
          <table:table-cell office:value-type="percentage" office:value="0.57816328601876155" table:style-name="ce39">
            <text:p>57,8%</text:p>
          </table:table-cell>
          <table:table-cell office:value-type="float" office:value="51574" table:style-name="ce38">
            <text:p>51.574</text:p>
          </table:table-cell>
          <table:table-cell office:value-type="percentage" office:value="0.54015500628403856" table:style-name="ce39">
            <text:p>54,0%</text:p>
          </table:table-cell>
          <table:table-cell office:value-type="float" office:value="776139" table:style-name="ce38">
            <text:p>776.13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4998912903783777" table:style-name="ce39">
            <text:p>7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243" table:style-name="ce38">
            <text:p>92.243</text:p>
          </table:table-cell>
          <table:table-cell office:value-type="percentage" office:value="1" table:style-name="ce39">
            <text:p>100,0%</text:p>
          </table:table-cell>
          <table:table-cell office:value-type="float" office:value="149729" table:style-name="ce38">
            <text:p>149.729</text:p>
          </table:table-cell>
          <table:table-cell office:value-type="percentage" office:value="0.96892532889840877" table:style-name="ce39">
            <text:p>96,9%</text:p>
          </table:table-cell>
          <table:table-cell office:value-type="float" office:value="218236" table:style-name="ce38">
            <text:p>218.236</text:p>
          </table:table-cell>
          <table:table-cell office:value-type="percentage" office:value="0.92830041005223485" table:style-name="ce39">
            <text:p>92,8%</text:p>
          </table:table-cell>
          <table:table-cell office:value-type="float" office:value="310350" table:style-name="ce38">
            <text:p>310.350</text:p>
          </table:table-cell>
          <table:table-cell office:value-type="percentage" office:value="0.88541904414114214" table:style-name="ce39">
            <text:p>88,5%</text:p>
          </table:table-cell>
          <table:table-cell office:value-type="float" office:value="298638" table:style-name="ce38">
            <text:p>298.638</text:p>
          </table:table-cell>
          <table:table-cell office:value-type="percentage" office:value="0.76983635969932251" table:style-name="ce39">
            <text:p>77,0%</text:p>
          </table:table-cell>
          <table:table-cell office:value-type="float" office:value="201624" table:style-name="ce38">
            <text:p>201.624</text:p>
          </table:table-cell>
          <table:table-cell office:value-type="percentage" office:value="0.6484462940688378" table:style-name="ce39">
            <text:p>64,8%</text:p>
          </table:table-cell>
          <table:table-cell office:value-type="float" office:value="154819" table:style-name="ce38">
            <text:p>154.819</text:p>
          </table:table-cell>
          <table:table-cell office:value-type="percentage" office:value="0.61497608719830943" table:style-name="ce39">
            <text:p>61,5%</text:p>
          </table:table-cell>
          <table:table-cell office:value-type="float" office:value="82363" table:style-name="ce38">
            <text:p>82.363</text:p>
          </table:table-cell>
          <table:table-cell office:value-type="percentage" office:value="0.45808884464145677" table:style-name="ce39">
            <text:p>45,8%</text:p>
          </table:table-cell>
          <table:table-cell office:value-type="float" office:value="1508002" table:style-name="ce38">
            <text:p>1.508.00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6908506538744392" table:style-name="ce39">
            <text:p>7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95" table:style-name="ce38">
            <text:p>42.295</text:p>
          </table:table-cell>
          <table:table-cell office:value-type="percentage" office:value="1" table:style-name="ce39">
            <text:p>100,0%</text:p>
          </table:table-cell>
          <table:table-cell office:value-type="float" office:value="55855" table:style-name="ce38">
            <text:p>55.855</text:p>
          </table:table-cell>
          <table:table-cell office:value-type="percentage" office:value="1" table:style-name="ce39">
            <text:p>100,0%</text:p>
          </table:table-cell>
          <table:table-cell office:value-type="float" office:value="75363" table:style-name="ce38">
            <text:p>75.363</text:p>
          </table:table-cell>
          <table:table-cell office:value-type="percentage" office:value="0.97437455556273833" table:style-name="ce39">
            <text:p>97,4%</text:p>
          </table:table-cell>
          <table:table-cell office:value-type="float" office:value="81759" table:style-name="ce38">
            <text:p>81.759</text:p>
          </table:table-cell>
          <table:table-cell office:value-type="percentage" office:value="0.90879685207416305" table:style-name="ce39">
            <text:p>90,9%</text:p>
          </table:table-cell>
          <table:table-cell office:value-type="float" office:value="82544" table:style-name="ce38">
            <text:p>82.544</text:p>
          </table:table-cell>
          <table:table-cell office:value-type="percentage" office:value="0.84427579294050259" table:style-name="ce39">
            <text:p>84,4%</text:p>
          </table:table-cell>
          <table:table-cell office:value-type="float" office:value="44967" table:style-name="ce38">
            <text:p>44.967</text:p>
          </table:table-cell>
          <table:table-cell office:value-type="percentage" office:value="0.63807415605976758" table:style-name="ce39">
            <text:p>63,8%</text:p>
          </table:table-cell>
          <table:table-cell office:value-type="float" office:value="17064" table:style-name="ce38">
            <text:p>17.064</text:p>
          </table:table-cell>
          <table:table-cell office:value-type="percentage" office:value="0.33786753786753787" table:style-name="ce39">
            <text:p>33,8%</text:p>
          </table:table-cell>
          <table:table-cell office:value-type="float" office:value="704" table:style-name="ce38">
            <text:p>704</text:p>
          </table:table-cell>
          <table:table-cell office:value-type="percentage" office:value="1.6013465869026227E-2" table:style-name="ce39">
            <text:p>1,6%</text:p>
          </table:table-cell>
          <table:table-cell office:value-type="float" office:value="400551" table:style-name="ce38">
            <text:p>400.55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6422508285205681" table:style-name="ce39">
            <text:p>7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841" table:style-name="ce38">
            <text:p>228.841</text:p>
          </table:table-cell>
          <table:table-cell office:value-type="percentage" office:value="1" table:style-name="ce39">
            <text:p>100,0%</text:p>
          </table:table-cell>
          <table:table-cell office:value-type="float" office:value="249511" table:style-name="ce38">
            <text:p>249.511</text:p>
          </table:table-cell>
          <table:table-cell office:value-type="percentage" office:value="1" table:style-name="ce39">
            <text:p>100,0%</text:p>
          </table:table-cell>
          <table:table-cell office:value-type="float" office:value="315313" table:style-name="ce38">
            <text:p>315.313</text:p>
          </table:table-cell>
          <table:table-cell office:value-type="percentage" office:value="0.98976065290747861" table:style-name="ce39">
            <text:p>99,0%</text:p>
          </table:table-cell>
          <table:table-cell office:value-type="float" office:value="344371" table:style-name="ce38">
            <text:p>344.371</text:p>
          </table:table-cell>
          <table:table-cell office:value-type="percentage" office:value="0.90344592378828625" table:style-name="ce39">
            <text:p>90,3%</text:p>
          </table:table-cell>
          <table:table-cell office:value-type="float" office:value="309129" table:style-name="ce38">
            <text:p>309.129</text:p>
          </table:table-cell>
          <table:table-cell office:value-type="percentage" office:value="0.85088011450434209" table:style-name="ce39">
            <text:p>85,1%</text:p>
          </table:table-cell>
          <table:table-cell office:value-type="float" office:value="195282" table:style-name="ce38">
            <text:p>195.282</text:p>
          </table:table-cell>
          <table:table-cell office:value-type="percentage" office:value="0.72925465768924835" table:style-name="ce39">
            <text:p>72,9%</text:p>
          </table:table-cell>
          <table:table-cell office:value-type="float" office:value="108513" table:style-name="ce38">
            <text:p>108.513</text:p>
          </table:table-cell>
          <table:table-cell office:value-type="percentage" office:value="0.51426499720387098" table:style-name="ce39">
            <text:p>51,4%</text:p>
          </table:table-cell>
          <table:table-cell office:value-type="float" office:value="7889" table:style-name="ce38">
            <text:p>7.889</text:p>
          </table:table-cell>
          <table:table-cell office:value-type="percentage" office:value="4.771322470999504E-2" table:style-name="ce39">
            <text:p>4,8%</text:p>
          </table:table-cell>
          <table:table-cell office:value-type="float" office:value="1758849" table:style-name="ce38">
            <text:p>1.758.84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0820060902845392" table:style-name="ce39">
            <text:p>8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42" table:style-name="ce38">
            <text:p>137.542</text:p>
          </table:table-cell>
          <table:table-cell office:value-type="percentage" office:value="1" table:style-name="ce39">
            <text:p>100,0%</text:p>
          </table:table-cell>
          <table:table-cell office:value-type="float" office:value="157720" table:style-name="ce38">
            <text:p>157.720</text:p>
          </table:table-cell>
          <table:table-cell office:value-type="percentage" office:value="0.99131997913275216" table:style-name="ce39">
            <text:p>99,1%</text:p>
          </table:table-cell>
          <table:table-cell office:value-type="float" office:value="218373" table:style-name="ce38">
            <text:p>218.373</text:p>
          </table:table-cell>
          <table:table-cell office:value-type="percentage" office:value="0.99967497390635585" table:style-name="ce39">
            <text:p>100,0%</text:p>
          </table:table-cell>
          <table:table-cell office:value-type="float" office:value="280475" table:style-name="ce38">
            <text:p>280.475</text:p>
          </table:table-cell>
          <table:table-cell office:value-type="percentage" office:value="0.91217908273112225" table:style-name="ce39">
            <text:p>91,2%</text:p>
          </table:table-cell>
          <table:table-cell office:value-type="float" office:value="274053" table:style-name="ce38">
            <text:p>274.053</text:p>
          </table:table-cell>
          <table:table-cell office:value-type="percentage" office:value="0.82894390586954225" table:style-name="ce39">
            <text:p>82,9%</text:p>
          </table:table-cell>
          <table:table-cell office:value-type="float" office:value="185204" table:style-name="ce38">
            <text:p>185.204</text:p>
          </table:table-cell>
          <table:table-cell office:value-type="percentage" office:value="0.69651486831565135" table:style-name="ce39">
            <text:p>69,7%</text:p>
          </table:table-cell>
          <table:table-cell office:value-type="float" office:value="135811" table:style-name="ce38">
            <text:p>135.811</text:p>
          </table:table-cell>
          <table:table-cell office:value-type="percentage" office:value="0.62273200390666195" table:style-name="ce39">
            <text:p>62,3%</text:p>
          </table:table-cell>
          <table:table-cell office:value-type="float" office:value="24363" table:style-name="ce38">
            <text:p>24.363</text:p>
          </table:table-cell>
          <table:table-cell office:value-type="percentage" office:value="0.14003977651576116" table:style-name="ce39">
            <text:p>14,0%</text:p>
          </table:table-cell>
          <table:table-cell office:value-type="float" office:value="1413541" table:style-name="ce38">
            <text:p>1.413.54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8148689948606354" table:style-name="ce39">
            <text:p>78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082" table:style-name="ce38">
            <text:p>457.082</text:p>
          </table:table-cell>
          <table:table-cell office:value-type="percentage" office:value="1" table:style-name="ce39">
            <text:p>100,0%</text:p>
          </table:table-cell>
          <table:table-cell office:value-type="float" office:value="614253" table:style-name="ce38">
            <text:p>614.253</text:p>
          </table:table-cell>
          <table:table-cell office:value-type="percentage" office:value="0.96688294516537276" table:style-name="ce39">
            <text:p>96,7%</text:p>
          </table:table-cell>
          <table:table-cell office:value-type="float" office:value="780319" table:style-name="ce38">
            <text:p>780.319</text:p>
          </table:table-cell>
          <table:table-cell office:value-type="percentage" office:value="0.93163073793195672" table:style-name="ce39">
            <text:p>93,2%</text:p>
          </table:table-cell>
          <table:table-cell office:value-type="float" office:value="978334" table:style-name="ce38">
            <text:p>978.334</text:p>
          </table:table-cell>
          <table:table-cell office:value-type="percentage" office:value="0.89609078752129545" table:style-name="ce39">
            <text:p>89,6%</text:p>
          </table:table-cell>
          <table:table-cell office:value-type="float" office:value="1046545" table:style-name="ce38">
            <text:p>1.046.545</text:p>
          </table:table-cell>
          <table:table-cell office:value-type="percentage" office:value="0.79479098237713164" table:style-name="ce39">
            <text:p>79,5%</text:p>
          </table:table-cell>
          <table:table-cell office:value-type="float" office:value="641828" table:style-name="ce38">
            <text:p>641.828</text:p>
          </table:table-cell>
          <table:table-cell office:value-type="percentage" office:value="0.61439407573048255" table:style-name="ce39">
            <text:p>61,4%</text:p>
          </table:table-cell>
          <table:table-cell office:value-type="float" office:value="473652" table:style-name="ce38">
            <text:p>473.652</text:p>
          </table:table-cell>
          <table:table-cell office:value-type="percentage" office:value="0.56458724454218745" table:style-name="ce39">
            <text:p>56,5%</text:p>
          </table:table-cell>
          <table:table-cell office:value-type="float" office:value="190765" table:style-name="ce38">
            <text:p>190.765</text:p>
          </table:table-cell>
          <table:table-cell office:value-type="percentage" office:value="0.29072673683183831" table:style-name="ce39">
            <text:p>29,1%</text:p>
          </table:table-cell>
          <table:table-cell office:value-type="float" office:value="5182778" table:style-name="ce38">
            <text:p>5.182.778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5458741242450889" table:style-name="ce39">
            <text:p>7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879" table:style-name="ce38">
            <text:p>295.879</text:p>
          </table:table-cell>
          <table:table-cell office:value-type="percentage" office:value="1" table:style-name="ce39">
            <text:p>100,0%</text:p>
          </table:table-cell>
          <table:table-cell office:value-type="float" office:value="431758" table:style-name="ce38">
            <text:p>431.758</text:p>
          </table:table-cell>
          <table:table-cell office:value-type="percentage" office:value="0.98605953473925578" table:style-name="ce39">
            <text:p>98,6%</text:p>
          </table:table-cell>
          <table:table-cell office:value-type="float" office:value="554880" table:style-name="ce38">
            <text:p>554.880</text:p>
          </table:table-cell>
          <table:table-cell office:value-type="percentage" office:value="0.95549035004339378" table:style-name="ce39">
            <text:p>95,5%</text:p>
          </table:table-cell>
          <table:table-cell office:value-type="float" office:value="700938" table:style-name="ce38">
            <text:p>700.938</text:p>
          </table:table-cell>
          <table:table-cell office:value-type="percentage" office:value="0.9316845975324789" table:style-name="ce39">
            <text:p>93,2%</text:p>
          </table:table-cell>
          <table:table-cell office:value-type="float" office:value="719067" table:style-name="ce38">
            <text:p>719.067</text:p>
          </table:table-cell>
          <table:table-cell office:value-type="percentage" office:value="0.84438366909820239" table:style-name="ce39">
            <text:p>84,4%</text:p>
          </table:table-cell>
          <table:table-cell office:value-type="float" office:value="443241" table:style-name="ce38">
            <text:p>443.241</text:p>
          </table:table-cell>
          <table:table-cell office:value-type="percentage" office:value="0.68321364327893719" table:style-name="ce39">
            <text:p>68,3%</text:p>
          </table:table-cell>
          <table:table-cell office:value-type="float" office:value="259393" table:style-name="ce38">
            <text:p>259.393</text:p>
          </table:table-cell>
          <table:table-cell office:value-type="percentage" office:value="0.50257689013922957" table:style-name="ce39">
            <text:p>50,3%</text:p>
          </table:table-cell>
          <table:table-cell office:value-type="float" office:value="5833" table:style-name="ce38">
            <text:p>5.833</text:p>
          </table:table-cell>
          <table:table-cell office:value-type="percentage" office:value="1.3739868231059688E-2" table:style-name="ce39">
            <text:p>1,4%</text:p>
          </table:table-cell>
          <table:table-cell office:value-type="float" office:value="3410989" table:style-name="ce38">
            <text:p>3.410.989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5994656517971981" table:style-name="ce39">
            <text:p>7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85" table:style-name="ce38">
            <text:p>78.085</text:p>
          </table:table-cell>
          <table:table-cell office:value-type="percentage" office:value="1" table:style-name="ce39">
            <text:p>100,0%</text:p>
          </table:table-cell>
          <table:table-cell office:value-type="float" office:value="95707" table:style-name="ce38">
            <text:p>95.707</text:p>
          </table:table-cell>
          <table:table-cell office:value-type="percentage" office:value="1" table:style-name="ce39">
            <text:p>100,0%</text:p>
          </table:table-cell>
          <table:table-cell office:value-type="float" office:value="131383" table:style-name="ce38">
            <text:p>131.383</text:p>
          </table:table-cell>
          <table:table-cell office:value-type="percentage" office:value="1" table:style-name="ce39">
            <text:p>100,0%</text:p>
          </table:table-cell>
          <table:table-cell office:value-type="float" office:value="158804" table:style-name="ce38">
            <text:p>158.804</text:p>
          </table:table-cell>
          <table:table-cell office:value-type="percentage" office:value="0.9384691754916793" table:style-name="ce39">
            <text:p>93,8%</text:p>
          </table:table-cell>
          <table:table-cell office:value-type="float" office:value="142555" table:style-name="ce38">
            <text:p>142.555</text:p>
          </table:table-cell>
          <table:table-cell office:value-type="percentage" office:value="0.89379537788255359" table:style-name="ce39">
            <text:p>89,4%</text:p>
          </table:table-cell>
          <table:table-cell office:value-type="float" office:value="104392" table:style-name="ce38">
            <text:p>104.392</text:p>
          </table:table-cell>
          <table:table-cell office:value-type="percentage" office:value="0.78208557151312197" table:style-name="ce39">
            <text:p>78,2%</text:p>
          </table:table-cell>
          <table:table-cell office:value-type="float" office:value="60000" table:style-name="ce38">
            <text:p>60.000</text:p>
          </table:table-cell>
          <table:table-cell office:value-type="percentage" office:value="0.52947405577126716" table:style-name="ce39">
            <text:p>52,9%</text:p>
          </table:table-cell>
          <table:table-cell office:value-type="float" office:value="3568" table:style-name="ce38">
            <text:p>3.568</text:p>
          </table:table-cell>
          <table:table-cell office:value-type="percentage" office:value="4.2100294985250739E-2" table:style-name="ce39">
            <text:p>4,2%</text:p>
          </table:table-cell>
          <table:table-cell office:value-type="float" office:value="774494" table:style-name="ce38">
            <text:p>774.494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123179612286916" table:style-name="ce39">
            <text:p>8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421" table:style-name="ce38">
            <text:p>241.421</text:p>
          </table:table-cell>
          <table:table-cell office:value-type="percentage" office:value="1" table:style-name="ce39">
            <text:p>100,0%</text:p>
          </table:table-cell>
          <table:table-cell office:value-type="float" office:value="289909" table:style-name="ce38">
            <text:p>289.909</text:p>
          </table:table-cell>
          <table:table-cell office:value-type="percentage" office:value="1" table:style-name="ce39">
            <text:p>100,0%</text:p>
          </table:table-cell>
          <table:table-cell office:value-type="float" office:value="339573" table:style-name="ce38">
            <text:p>339.573</text:p>
          </table:table-cell>
          <table:table-cell office:value-type="percentage" office:value="0.97880245700104052" table:style-name="ce39">
            <text:p>97,9%</text:p>
          </table:table-cell>
          <table:table-cell office:value-type="float" office:value="382562" table:style-name="ce38">
            <text:p>382.562</text:p>
          </table:table-cell>
          <table:table-cell office:value-type="percentage" office:value="0.94252862235734403" table:style-name="ce39">
            <text:p>94,3%</text:p>
          </table:table-cell>
          <table:table-cell office:value-type="float" office:value="392207" table:style-name="ce38">
            <text:p>392.207</text:p>
          </table:table-cell>
          <table:table-cell office:value-type="percentage" office:value="0.88490166305296902" table:style-name="ce39">
            <text:p>88,5%</text:p>
          </table:table-cell>
          <table:table-cell office:value-type="float" office:value="237339" table:style-name="ce38">
            <text:p>237.339</text:p>
          </table:table-cell>
          <table:table-cell office:value-type="percentage" office:value="0.73386867362588437" table:style-name="ce39">
            <text:p>73,4%</text:p>
          </table:table-cell>
          <table:table-cell office:value-type="float" office:value="64407" table:style-name="ce38">
            <text:p>64.407</text:p>
          </table:table-cell>
          <table:table-cell office:value-type="percentage" office:value="0.27884111680181489" table:style-name="ce39">
            <text:p>27,9%</text:p>
          </table:table-cell>
          <table:table-cell office:value-type="float" office:value="12161" table:style-name="ce38">
            <text:p>12.161</text:p>
          </table:table-cell>
          <table:table-cell office:value-type="percentage" office:value="6.755848383673968E-2" table:style-name="ce39">
            <text:p>6,8%</text:p>
          </table:table-cell>
          <table:table-cell office:value-type="float" office:value="1959579" table:style-name="ce38">
            <text:p>1.959.57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983627602722676" table:style-name="ce39">
            <text:p>7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13" table:style-name="ce38">
            <text:p>23.313</text:p>
          </table:table-cell>
          <table:table-cell office:value-type="percentage" office:value="1" table:style-name="ce39">
            <text:p>100,0%</text:p>
          </table:table-cell>
          <table:table-cell office:value-type="float" office:value="28553" table:style-name="ce38">
            <text:p>28.553</text:p>
          </table:table-cell>
          <table:table-cell office:value-type="percentage" office:value="1" table:style-name="ce39">
            <text:p>100,0%</text:p>
          </table:table-cell>
          <table:table-cell office:value-type="float" office:value="37354" table:style-name="ce38">
            <text:p>37.354</text:p>
          </table:table-cell>
          <table:table-cell office:value-type="percentage" office:value="0.99034943528288877" table:style-name="ce39">
            <text:p>99,0%</text:p>
          </table:table-cell>
          <table:table-cell office:value-type="float" office:value="44072" table:style-name="ce38">
            <text:p>44.072</text:p>
          </table:table-cell>
          <table:table-cell office:value-type="percentage" office:value="0.92463914065122521" table:style-name="ce39">
            <text:p>92,5%</text:p>
          </table:table-cell>
          <table:table-cell office:value-type="float" office:value="45000" table:style-name="ce38">
            <text:p>45.000</text:p>
          </table:table-cell>
          <table:table-cell office:value-type="percentage" office:value="0.84990651028386877" table:style-name="ce39">
            <text:p>85,0%</text:p>
          </table:table-cell>
          <table:table-cell office:value-type="float" office:value="26584" table:style-name="ce38">
            <text:p>26.584</text:p>
          </table:table-cell>
          <table:table-cell office:value-type="percentage" office:value="0.67611078613393016" table:style-name="ce39">
            <text:p>67,6%</text:p>
          </table:table-cell>
          <table:table-cell office:value-type="float" office:value="14304" table:style-name="ce38">
            <text:p>14.304</text:p>
          </table:table-cell>
          <table:table-cell office:value-type="percentage" office:value="0.4696303105916344" table:style-name="ce39">
            <text:p>47,0%</text:p>
          </table:table-cell>
          <table:table-cell office:value-type="float" office:value="1748" table:style-name="ce38">
            <text:p>1.748</text:p>
          </table:table-cell>
          <table:table-cell office:value-type="percentage" office:value="6.8463105122982926E-2" table:style-name="ce39">
            <text:p>6,8%</text:p>
          </table:table-cell>
          <table:table-cell office:value-type="float" office:value="220928" table:style-name="ce38">
            <text:p>220.928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7799767581082513" table:style-name="ce39">
            <text:p>77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607" table:style-name="ce38">
            <text:p>372.607</text:p>
          </table:table-cell>
          <table:table-cell office:value-type="percentage" office:value="1" table:style-name="ce39">
            <text:p>100,0%</text:p>
          </table:table-cell>
          <table:table-cell office:value-type="float" office:value="508238" table:style-name="ce38">
            <text:p>508.238</text:p>
          </table:table-cell>
          <table:table-cell office:value-type="percentage" office:value="0.96608316970200403" table:style-name="ce39">
            <text:p>96,6%</text:p>
          </table:table-cell>
          <table:table-cell office:value-type="float" office:value="677828" table:style-name="ce38">
            <text:p>677.828</text:p>
          </table:table-cell>
          <table:table-cell office:value-type="percentage" office:value="0.96375065226076784" table:style-name="ce39">
            <text:p>96,4%</text:p>
          </table:table-cell>
          <table:table-cell office:value-type="float" office:value="914965" table:style-name="ce38">
            <text:p>914.965</text:p>
          </table:table-cell>
          <table:table-cell office:value-type="percentage" office:value="0.94056433963175756" table:style-name="ce39">
            <text:p>94,1%</text:p>
          </table:table-cell>
          <table:table-cell office:value-type="float" office:value="969657" table:style-name="ce38">
            <text:p>969.657</text:p>
          </table:table-cell>
          <table:table-cell office:value-type="percentage" office:value="0.8316304607919065" table:style-name="ce39">
            <text:p>83,2%</text:p>
          </table:table-cell>
          <table:table-cell office:value-type="float" office:value="635818" table:style-name="ce38">
            <text:p>635.818</text:p>
          </table:table-cell>
          <table:table-cell office:value-type="percentage" office:value="0.66953582410176493" table:style-name="ce39">
            <text:p>67,0%</text:p>
          </table:table-cell>
          <table:table-cell office:value-type="float" office:value="454912" table:style-name="ce38">
            <text:p>454.912</text:p>
          </table:table-cell>
          <table:table-cell office:value-type="percentage" office:value="0.61269672379541396" table:style-name="ce39">
            <text:p>61,3%</text:p>
          </table:table-cell>
          <table:table-cell office:value-type="float" office:value="110392" table:style-name="ce38">
            <text:p>110.392</text:p>
          </table:table-cell>
          <table:table-cell office:value-type="percentage" office:value="0.19942840832312633" table:style-name="ce39">
            <text:p>19,9%</text:p>
          </table:table-cell>
          <table:table-cell office:value-type="float" office:value="4644417" table:style-name="ce38">
            <text:p>4.644.417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7692638781572976" table:style-name="ce39">
            <text:p>7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605" table:style-name="ce38">
            <text:p>73.605</text:p>
          </table:table-cell>
          <table:table-cell office:value-type="percentage" office:value="1" table:style-name="ce39">
            <text:p>100,0%</text:p>
          </table:table-cell>
          <table:table-cell office:value-type="float" office:value="102288" table:style-name="ce38">
            <text:p>102.288</text:p>
          </table:table-cell>
          <table:table-cell office:value-type="percentage" office:value="0.99406213860193005" table:style-name="ce39">
            <text:p>99,4%</text:p>
          </table:table-cell>
          <table:table-cell office:value-type="float" office:value="144040" table:style-name="ce38">
            <text:p>144.040</text:p>
          </table:table-cell>
          <table:table-cell office:value-type="percentage" office:value="0.98047090375674739" table:style-name="ce39">
            <text:p>98,0%</text:p>
          </table:table-cell>
          <table:table-cell office:value-type="float" office:value="201158" table:style-name="ce38">
            <text:p>201.158</text:p>
          </table:table-cell>
          <table:table-cell office:value-type="percentage" office:value="0.94327006039689387" table:style-name="ce39">
            <text:p>94,3%</text:p>
          </table:table-cell>
          <table:table-cell office:value-type="float" office:value="218489" table:style-name="ce38">
            <text:p>218.489</text:p>
          </table:table-cell>
          <table:table-cell office:value-type="percentage" office:value="0.85966154778345671" table:style-name="ce39">
            <text:p>86,0%</text:p>
          </table:table-cell>
          <table:table-cell office:value-type="float" office:value="144299" table:style-name="ce38">
            <text:p>144.299</text:p>
          </table:table-cell>
          <table:table-cell office:value-type="percentage" office:value="0.69041592704410937" table:style-name="ce39">
            <text:p>69,0%</text:p>
          </table:table-cell>
          <table:table-cell office:value-type="float" office:value="108598" table:style-name="ce38">
            <text:p>108.598</text:p>
          </table:table-cell>
          <table:table-cell office:value-type="percentage" office:value="0.63047466443732292" table:style-name="ce39">
            <text:p>63,0%</text:p>
          </table:table-cell>
          <table:table-cell office:value-type="float" office:value="31936" table:style-name="ce38">
            <text:p>31.936</text:p>
          </table:table-cell>
          <table:table-cell office:value-type="percentage" office:value="0.22506941801626568" table:style-name="ce39">
            <text:p>22,5%</text:p>
          </table:table-cell>
          <table:table-cell office:value-type="float" office:value="1024413" table:style-name="ce38">
            <text:p>1.024.41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8191288391977332" table:style-name="ce39">
            <text:p>78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16" table:style-name="ce38">
            <text:p>42.416</text:p>
          </table:table-cell>
          <table:table-cell office:value-type="percentage" office:value="1" table:style-name="ce39">
            <text:p>100,0%</text:p>
          </table:table-cell>
          <table:table-cell office:value-type="float" office:value="55729" table:style-name="ce38">
            <text:p>55.729</text:p>
          </table:table-cell>
          <table:table-cell office:value-type="percentage" office:value="0.99887080585030108" table:style-name="ce39">
            <text:p>99,9%</text:p>
          </table:table-cell>
          <table:table-cell office:value-type="float" office:value="70439" table:style-name="ce38">
            <text:p>70.439</text:p>
          </table:table-cell>
          <table:table-cell office:value-type="percentage" office:value="0.95388928010400298" table:style-name="ce39">
            <text:p>95,4%</text:p>
          </table:table-cell>
          <table:table-cell office:value-type="float" office:value="89111" table:style-name="ce38">
            <text:p>89.111</text:p>
          </table:table-cell>
          <table:table-cell office:value-type="percentage" office:value="0.92157734709495931" table:style-name="ce39">
            <text:p>92,2%</text:p>
          </table:table-cell>
          <table:table-cell office:value-type="float" office:value="90961" table:style-name="ce38">
            <text:p>90.961</text:p>
          </table:table-cell>
          <table:table-cell office:value-type="percentage" office:value="0.84221588489102051" table:style-name="ce39">
            <text:p>84,2%</text:p>
          </table:table-cell>
          <table:table-cell office:value-type="float" office:value="55885" table:style-name="ce38">
            <text:p>55.885</text:p>
          </table:table-cell>
          <table:table-cell office:value-type="percentage" office:value="0.68704589321498388" table:style-name="ce39">
            <text:p>68,7%</text:p>
          </table:table-cell>
          <table:table-cell office:value-type="float" office:value="41857" table:style-name="ce38">
            <text:p>41.857</text:p>
          </table:table-cell>
          <table:table-cell office:value-type="percentage" office:value="0.6143966415664861" table:style-name="ce39">
            <text:p>61,4%</text:p>
          </table:table-cell>
          <table:table-cell office:value-type="float" office:value="9122" table:style-name="ce38">
            <text:p>9.122</text:p>
          </table:table-cell>
          <table:table-cell office:value-type="percentage" office:value="0.16177200822870114" table:style-name="ce39">
            <text:p>16,2%</text:p>
          </table:table-cell>
          <table:table-cell office:value-type="float" office:value="455520" table:style-name="ce38">
            <text:p>455.520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8355012608496721" table:style-name="ce39">
            <text:p>78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724" table:style-name="ce38">
            <text:p>163.724</text:p>
          </table:table-cell>
          <table:table-cell office:value-type="percentage" office:value="1" table:style-name="ce39">
            <text:p>100,0%</text:p>
          </table:table-cell>
          <table:table-cell office:value-type="float" office:value="212977" table:style-name="ce38">
            <text:p>212.977</text:p>
          </table:table-cell>
          <table:table-cell office:value-type="percentage" office:value="0.99951192269606393" table:style-name="ce39">
            <text:p>100,0%</text:p>
          </table:table-cell>
          <table:table-cell office:value-type="float" office:value="273838" table:style-name="ce38">
            <text:p>273.838</text:p>
          </table:table-cell>
          <table:table-cell office:value-type="percentage" office:value="0.97757738675348693" table:style-name="ce39">
            <text:p>97,8%</text:p>
          </table:table-cell>
          <table:table-cell office:value-type="float" office:value="311137" table:style-name="ce38">
            <text:p>311.137</text:p>
          </table:table-cell>
          <table:table-cell office:value-type="percentage" office:value="0.91517073213776223" table:style-name="ce39">
            <text:p>91,5%</text:p>
          </table:table-cell>
          <table:table-cell office:value-type="float" office:value="300871" table:style-name="ce38">
            <text:p>300.871</text:p>
          </table:table-cell>
          <table:table-cell office:value-type="percentage" office:value="0.83083010937970303" table:style-name="ce39">
            <text:p>83,1%</text:p>
          </table:table-cell>
          <table:table-cell office:value-type="float" office:value="162432" table:style-name="ce38">
            <text:p>162.432</text:p>
          </table:table-cell>
          <table:table-cell office:value-type="percentage" office:value="0.62343643851494768" table:style-name="ce39">
            <text:p>62,3%</text:p>
          </table:table-cell>
          <table:table-cell office:value-type="float" office:value="77028" table:style-name="ce38">
            <text:p>77.028</text:p>
          </table:table-cell>
          <table:table-cell office:value-type="percentage" office:value="0.38220846110333739" table:style-name="ce39">
            <text:p>38,2%</text:p>
          </table:table-cell>
          <table:table-cell office:value-type="float" office:value="26982" table:style-name="ce38">
            <text:p>26.982</text:p>
          </table:table-cell>
          <table:table-cell office:value-type="percentage" office:value="0.16002989217465571" table:style-name="ce39">
            <text:p>16,0%</text:p>
          </table:table-cell>
          <table:table-cell office:value-type="float" office:value="1528989" table:style-name="ce38">
            <text:p>1.528.989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7068191979305856" table:style-name="ce39">
            <text:p>77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6" table:style-name="ce38">
            <text:p>2.376</text:p>
          </table:table-cell>
          <table:table-cell office:value-type="percentage" office:value="0.91209213051823412" table:style-name="ce39">
            <text:p>91,2%</text:p>
          </table:table-cell>
          <table:table-cell office:value-type="float" office:value="3839" table:style-name="ce38">
            <text:p>3.839</text:p>
          </table:table-cell>
          <table:table-cell office:value-type="percentage" office:value="0.88906901343214451" table:style-name="ce39">
            <text:p>88,9%</text:p>
          </table:table-cell>
          <table:table-cell office:value-type="float" office:value="7415" table:style-name="ce38">
            <text:p>7.415</text:p>
          </table:table-cell>
          <table:table-cell office:value-type="percentage" office:value="0.94374443171694034" table:style-name="ce39">
            <text:p>94,4%</text:p>
          </table:table-cell>
          <table:table-cell office:value-type="float" office:value="10038" table:style-name="ce38">
            <text:p>10.038</text:p>
          </table:table-cell>
          <table:table-cell office:value-type="percentage" office:value="0.86863966770508827" table:style-name="ce39">
            <text:p>86,9%</text:p>
          </table:table-cell>
          <table:table-cell office:value-type="float" office:value="10224" table:style-name="ce38">
            <text:p>10.224</text:p>
          </table:table-cell>
          <table:table-cell office:value-type="percentage" office:value="0.80873279544375887" table:style-name="ce39">
            <text:p>80,9%</text:p>
          </table:table-cell>
          <table:table-cell office:value-type="float" office:value="7981" table:style-name="ce38">
            <text:p>7.981</text:p>
          </table:table-cell>
          <table:table-cell office:value-type="percentage" office:value="0.67101059357659321" table:style-name="ce39">
            <text:p>67,1%</text:p>
          </table:table-cell>
          <table:table-cell office:value-type="float" office:value="7324" table:style-name="ce38">
            <text:p>7.324</text:p>
          </table:table-cell>
          <table:table-cell office:value-type="percentage" office:value="0.66782164675845723" table:style-name="ce39">
            <text:p>66,8%</text:p>
          </table:table-cell>
          <table:table-cell office:value-type="float" office:value="3495" table:style-name="ce38">
            <text:p>3.495</text:p>
          </table:table-cell>
          <table:table-cell office:value-type="percentage" office:value="0.38297172912557526" table:style-name="ce39">
            <text:p>38,3%</text:p>
          </table:table-cell>
          <table:table-cell office:value-type="float" office:value="52692" table:style-name="ce38">
            <text:p>52.69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4250686958359757" table:style-name="ce39">
            <text:p>74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9" table:style-name="ce38">
            <text:p>1.989</text:p>
          </table:table-cell>
          <table:table-cell office:value-type="percentage" office:value="0.84674329501915713" table:style-name="ce39">
            <text:p>84,7%</text:p>
          </table:table-cell>
          <table:table-cell office:value-type="float" office:value="3267" table:style-name="ce38">
            <text:p>3.267</text:p>
          </table:table-cell>
          <table:table-cell office:value-type="percentage" office:value="0.87166488794023478" table:style-name="ce39">
            <text:p>87,2%</text:p>
          </table:table-cell>
          <table:table-cell office:value-type="float" office:value="6951" table:style-name="ce38">
            <text:p>6.951</text:p>
          </table:table-cell>
          <table:table-cell office:value-type="percentage" office:value="0.88807972403219626" table:style-name="ce39">
            <text:p>88,8%</text:p>
          </table:table-cell>
          <table:table-cell office:value-type="float" office:value="9310" table:style-name="ce38">
            <text:p>9.310</text:p>
          </table:table-cell>
          <table:table-cell office:value-type="percentage" office:value="0.82396672271882465" table:style-name="ce39">
            <text:p>82,4%</text:p>
          </table:table-cell>
          <table:table-cell office:value-type="float" office:value="9490" table:style-name="ce38">
            <text:p>9.490</text:p>
          </table:table-cell>
          <table:table-cell office:value-type="percentage" office:value="0.7907015497417097" table:style-name="ce39">
            <text:p>79,1%</text:p>
          </table:table-cell>
          <table:table-cell office:value-type="float" office:value="7767" table:style-name="ce38">
            <text:p>7.767</text:p>
          </table:table-cell>
          <table:table-cell office:value-type="percentage" office:value="0.64015494931179429" table:style-name="ce39">
            <text:p>64,0%</text:p>
          </table:table-cell>
          <table:table-cell office:value-type="float" office:value="7248" table:style-name="ce38">
            <text:p>7.248</text:p>
          </table:table-cell>
          <table:table-cell office:value-type="percentage" office:value="0.60425177157148813" table:style-name="ce39">
            <text:p>60,4%</text:p>
          </table:table-cell>
          <table:table-cell office:value-type="float" office:value="3289" table:style-name="ce38">
            <text:p>3.289</text:p>
          </table:table-cell>
          <table:table-cell office:value-type="percentage" office:value="0.34353457280133698" table:style-name="ce39">
            <text:p>34,4%</text:p>
          </table:table-cell>
          <table:table-cell office:value-type="float" office:value="49311" table:style-name="ce38">
            <text:p>49.311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9523594681855994" table:style-name="ce39">
            <text:p>69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90" table:style-name="ce38">
            <text:p>3.490</text:p>
          </table:table-cell>
          <table:table-cell office:value-type="string" table:style-name="ce39">
            <text:p>-</text:p>
          </table:table-cell>
          <table:table-cell office:value-type="float" office:value="9424" table:style-name="ce38">
            <text:p>9.424</text:p>
          </table:table-cell>
          <table:table-cell office:value-type="string" table:style-name="ce39">
            <text:p>-</text:p>
          </table:table-cell>
          <table:table-cell office:value-type="float" office:value="21705" table:style-name="ce38">
            <text:p>21.705</text:p>
          </table:table-cell>
          <table:table-cell office:value-type="string" table:style-name="ce39">
            <text:p>-</text:p>
          </table:table-cell>
          <table:table-cell office:value-type="float" office:value="31109" table:style-name="ce38">
            <text:p>31.109</text:p>
          </table:table-cell>
          <table:table-cell office:value-type="string" table:style-name="ce39">
            <text:p>-</text:p>
          </table:table-cell>
          <table:table-cell office:value-type="float" office:value="23850" table:style-name="ce38">
            <text:p>23.850</text:p>
          </table:table-cell>
          <table:table-cell office:value-type="string" table:style-name="ce39">
            <text:p>-</text:p>
          </table:table-cell>
          <table:table-cell office:value-type="float" office:value="939" table:style-name="ce38">
            <text:p>939</text:p>
          </table:table-cell>
          <table:table-cell office:value-type="string" table:style-name="ce39">
            <text:p>-</text:p>
          </table:table-cell>
          <table:table-cell office:value-type="float" office:value="90566" table:style-name="ce38">
            <text:p>90.56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142" table:style-name="ce41">
            <text:p>142</text:p>
          </table:table-cell>
          <table:table-cell office:value-type="string" table:style-name="ce42">
            <text:p>-</text:p>
          </table:table-cell>
          <table:table-cell office:value-type="float" office:value="426" table:style-name="ce41">
            <text:p>426</text:p>
          </table:table-cell>
          <table:table-cell office:value-type="string" table:style-name="ce42">
            <text:p>-</text:p>
          </table:table-cell>
          <table:table-cell office:value-type="float" office:value="812" table:style-name="ce41">
            <text:p>812</text:p>
          </table:table-cell>
          <table:table-cell office:value-type="string" table:style-name="ce42">
            <text:p>-</text:p>
          </table:table-cell>
          <table:table-cell office:value-type="float" office:value="913" table:style-name="ce41">
            <text:p>913</text:p>
          </table:table-cell>
          <table:table-cell office:value-type="string" table:style-name="ce42">
            <text:p>-</text:p>
          </table:table-cell>
          <table:table-cell office:value-type="float" office:value="845" table:style-name="ce41">
            <text:p>845</text:p>
          </table:table-cell>
          <table:table-cell office:value-type="string" table:style-name="ce42">
            <text:p>-</text:p>
          </table:table-cell>
          <table:table-cell office:value-type="float" office:value="101" table:style-name="ce41">
            <text:p>101</text:p>
          </table:table-cell>
          <table:table-cell office:value-type="string" table:style-name="ce42">
            <text:p>-</text:p>
          </table:table-cell>
          <table:table-cell office:value-type="float" office:value="3276" table:style-name="ce41">
            <text:p>3.276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6789" table:style-name="ce45">
            <text:p>2.926.789</text:p>
          </table:table-cell>
          <table:table-cell office:value-type="percentage" office:value="1" table:style-name="ce46">
            <text:p>100,0%</text:p>
          </table:table-cell>
          <table:table-cell office:value-type="float" office:value="3920752" table:style-name="ce45">
            <text:p>3.920.752</text:p>
          </table:table-cell>
          <table:table-cell office:value-type="percentage" office:value="0.99007763800663884" table:style-name="ce46">
            <text:p>99,0%</text:p>
          </table:table-cell>
          <table:table-cell office:value-type="float" office:value="5168274" table:style-name="ce45">
            <text:p>5.168.274</text:p>
          </table:table-cell>
          <table:table-cell office:value-type="percentage" office:value="0.96838815016565527" table:style-name="ce46">
            <text:p>96,8%</text:p>
          </table:table-cell>
          <table:table-cell office:value-type="float" office:value="6476423" table:style-name="ce45">
            <text:p>6.476.423</text:p>
          </table:table-cell>
          <table:table-cell office:value-type="percentage" office:value="0.92082201456896662" table:style-name="ce46">
            <text:p>92,1%</text:p>
          </table:table-cell>
          <table:table-cell office:value-type="float" office:value="6588144" table:style-name="ce45">
            <text:p>6.588.144</text:p>
          </table:table-cell>
          <table:table-cell office:value-type="percentage" office:value="0.83481545317589778" table:style-name="ce46">
            <text:p>83,5%</text:p>
          </table:table-cell>
          <table:table-cell office:value-type="float" office:value="4242866" table:style-name="ce45">
            <text:p>4.242.866</text:p>
          </table:table-cell>
          <table:table-cell office:value-type="percentage" office:value="0.68099382977313028" table:style-name="ce46">
            <text:p>68,1%</text:p>
          </table:table-cell>
          <table:table-cell office:value-type="float" office:value="2792598" table:style-name="ce45">
            <text:p>2.792.598</text:p>
          </table:table-cell>
          <table:table-cell office:value-type="percentage" office:value="0.56477276404348953" table:style-name="ce46">
            <text:p>56,5%</text:p>
          </table:table-cell>
          <table:table-cell office:value-type="float" office:value="776834" table:style-name="ce45">
            <text:p>776.834</text:p>
          </table:table-cell>
          <table:table-cell office:value-type="percentage" office:value="0.19976773645390758" table:style-name="ce46">
            <text:p>20,0%</text:p>
          </table:table-cell>
          <table:table-cell office:value-type="float" office:value="32892680" table:style-name="ce45">
            <text:p>32.892.680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8093103278890486" table:style-name="ce46">
            <text:p>78,1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730" table:style-name="ce35">
            <text:p>425.730</text:p>
          </table:table-cell>
          <table:table-cell office:value-type="percentage" office:value="1" table:style-name="ce36">
            <text:p>100,0%</text:p>
          </table:table-cell>
          <table:table-cell office:value-type="float" office:value="644407" table:style-name="ce35">
            <text:p>644.407</text:p>
          </table:table-cell>
          <table:table-cell office:value-type="percentage" office:value="0.99081461481808353" table:style-name="ce36">
            <text:p>99,1%</text:p>
          </table:table-cell>
          <table:table-cell office:value-type="float" office:value="836632" table:style-name="ce35">
            <text:p>836.632</text:p>
          </table:table-cell>
          <table:table-cell office:value-type="percentage" office:value="0.91320715998633406" table:style-name="ce36">
            <text:p>91,3%</text:p>
          </table:table-cell>
          <table:table-cell office:value-type="float" office:value="1114043" table:style-name="ce35">
            <text:p>1.114.043</text:p>
          </table:table-cell>
          <table:table-cell office:value-type="percentage" office:value="0.88065178364627938" table:style-name="ce36">
            <text:p>88,1%</text:p>
          </table:table-cell>
          <table:table-cell office:value-type="float" office:value="1100415" table:style-name="ce35">
            <text:p>1.100.415</text:p>
          </table:table-cell>
          <table:table-cell office:value-type="percentage" office:value="0.79445807348709208" table:style-name="ce36">
            <text:p>79,4%</text:p>
          </table:table-cell>
          <table:table-cell office:value-type="float" office:value="545821" table:style-name="ce35">
            <text:p>545.821</text:p>
          </table:table-cell>
          <table:table-cell office:value-type="percentage" office:value="0.47869923005883969" table:style-name="ce36">
            <text:p>47,9%</text:p>
          </table:table-cell>
          <table:table-cell office:value-type="float" office:value="129848" table:style-name="ce35">
            <text:p>129.848</text:p>
          </table:table-cell>
          <table:table-cell office:value-type="percentage" office:value="0.13982116398470074" table:style-name="ce36">
            <text:p>14,0%</text:p>
          </table:table-cell>
          <table:table-cell office:value-type="float" office:value="6870" table:style-name="ce35">
            <text:p>6.870</text:p>
          </table:table-cell>
          <table:table-cell office:value-type="percentage" office:value="9.1246329227912606E-3" table:style-name="ce36">
            <text:p>0,9%</text:p>
          </table:table-cell>
          <table:table-cell office:value-type="float" office:value="4803766" table:style-name="ce35">
            <text:p>4.803.766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4462991354640886" table:style-name="ce36">
            <text:p>64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270" table:style-name="ce38">
            <text:p>99.270</text:p>
          </table:table-cell>
          <table:table-cell office:value-type="percentage" office:value="1" table:style-name="ce39">
            <text:p>100,0%</text:p>
          </table:table-cell>
          <table:table-cell office:value-type="float" office:value="117652" table:style-name="ce38">
            <text:p>117.652</text:p>
          </table:table-cell>
          <table:table-cell office:value-type="percentage" office:value="0.98904627800428735" table:style-name="ce39">
            <text:p>98,9%</text:p>
          </table:table-cell>
          <table:table-cell office:value-type="float" office:value="141424" table:style-name="ce38">
            <text:p>141.424</text:p>
          </table:table-cell>
          <table:table-cell office:value-type="percentage" office:value="0.90443635805508837" table:style-name="ce39">
            <text:p>90,4%</text:p>
          </table:table-cell>
          <table:table-cell office:value-type="float" office:value="175156" table:style-name="ce38">
            <text:p>175.156</text:p>
          </table:table-cell>
          <table:table-cell office:value-type="percentage" office:value="0.88343941976940066" table:style-name="ce39">
            <text:p>88,3%</text:p>
          </table:table-cell>
          <table:table-cell office:value-type="float" office:value="169624" table:style-name="ce38">
            <text:p>169.624</text:p>
          </table:table-cell>
          <table:table-cell office:value-type="percentage" office:value="0.78915805585666898" table:style-name="ce39">
            <text:p>78,9%</text:p>
          </table:table-cell>
          <table:table-cell office:value-type="float" office:value="79257" table:style-name="ce38">
            <text:p>79.257</text:p>
          </table:table-cell>
          <table:table-cell office:value-type="percentage" office:value="0.48243307402943647" table:style-name="ce39">
            <text:p>48,2%</text:p>
          </table:table-cell>
          <table:table-cell office:value-type="float" office:value="33864" table:style-name="ce38">
            <text:p>33.864</text:p>
          </table:table-cell>
          <table:table-cell office:value-type="percentage" office:value="0.2596912600363494" table:style-name="ce39">
            <text:p>26,0%</text:p>
          </table:table-cell>
          <table:table-cell office:value-type="float" office:value="10168" table:style-name="ce38">
            <text:p>10.168</text:p>
          </table:table-cell>
          <table:table-cell office:value-type="percentage" office:value="9.8614088003956976E-2" table:style-name="ce39">
            <text:p>9,9%</text:p>
          </table:table-cell>
          <table:table-cell office:value-type="float" office:value="826415" table:style-name="ce38">
            <text:p>826.41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9731777166126363" table:style-name="ce39">
            <text:p>6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578" table:style-name="ce38">
            <text:p>87.578</text:p>
          </table:table-cell>
          <table:table-cell office:value-type="percentage" office:value="0.99717623482795525" table:style-name="ce39">
            <text:p>99,7%</text:p>
          </table:table-cell>
          <table:table-cell office:value-type="float" office:value="113072" table:style-name="ce38">
            <text:p>113.072</text:p>
          </table:table-cell>
          <table:table-cell office:value-type="percentage" office:value="1" table:style-name="ce39">
            <text:p>100,0%</text:p>
          </table:table-cell>
          <table:table-cell office:value-type="float" office:value="141899" table:style-name="ce38">
            <text:p>141.899</text:p>
          </table:table-cell>
          <table:table-cell office:value-type="percentage" office:value="0.94819314142143107" table:style-name="ce39">
            <text:p>94,8%</text:p>
          </table:table-cell>
          <table:table-cell office:value-type="float" office:value="146189" table:style-name="ce38">
            <text:p>146.189</text:p>
          </table:table-cell>
          <table:table-cell office:value-type="percentage" office:value="0.89882258907436441" table:style-name="ce39">
            <text:p>89,9%</text:p>
          </table:table-cell>
          <table:table-cell office:value-type="float" office:value="137085" table:style-name="ce38">
            <text:p>137.085</text:p>
          </table:table-cell>
          <table:table-cell office:value-type="percentage" office:value="0.82090267256711358" table:style-name="ce39">
            <text:p>82,1%</text:p>
          </table:table-cell>
          <table:table-cell office:value-type="float" office:value="55411" table:style-name="ce38">
            <text:p>55.411</text:p>
          </table:table-cell>
          <table:table-cell office:value-type="percentage" office:value="0.48414605376973552" table:style-name="ce39">
            <text:p>48,4%</text:p>
          </table:table-cell>
          <table:table-cell office:value-type="float" office:value="10530" table:style-name="ce38">
            <text:p>10.530</text:p>
          </table:table-cell>
          <table:table-cell office:value-type="percentage" office:value="0.13310411952825776" table:style-name="ce39">
            <text:p>13,3%</text:p>
          </table:table-cell>
          <table:table-cell office:value-type="float" office:value="658" table:style-name="ce38">
            <text:p>658</text:p>
          </table:table-cell>
          <table:table-cell office:value-type="percentage" office:value="1.028125E-2" table:style-name="ce39">
            <text:p>1,0%</text:p>
          </table:table-cell>
          <table:table-cell office:value-type="float" office:value="692422" table:style-name="ce38">
            <text:p>692.422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4140912512434054" table:style-name="ce39">
            <text:p>7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309" table:style-name="ce38">
            <text:p>50.309</text:p>
          </table:table-cell>
          <table:table-cell office:value-type="percentage" office:value="1" table:style-name="ce39">
            <text:p>100,0%</text:p>
          </table:table-cell>
          <table:table-cell office:value-type="float" office:value="77706" table:style-name="ce38">
            <text:p>77.706</text:p>
          </table:table-cell>
          <table:table-cell office:value-type="percentage" office:value="0.96510010432709026" table:style-name="ce39">
            <text:p>96,5%</text:p>
          </table:table-cell>
          <table:table-cell office:value-type="float" office:value="101744" table:style-name="ce38">
            <text:p>101.744</text:p>
          </table:table-cell>
          <table:table-cell office:value-type="percentage" office:value="0.86789330467197245" table:style-name="ce39">
            <text:p>86,8%</text:p>
          </table:table-cell>
          <table:table-cell office:value-type="float" office:value="139666" table:style-name="ce38">
            <text:p>139.666</text:p>
          </table:table-cell>
          <table:table-cell office:value-type="percentage" office:value="0.84239159936548913" table:style-name="ce39">
            <text:p>84,2%</text:p>
          </table:table-cell>
          <table:table-cell office:value-type="float" office:value="147279" table:style-name="ce38">
            <text:p>147.279</text:p>
          </table:table-cell>
          <table:table-cell office:value-type="percentage" office:value="0.71435015424014903" table:style-name="ce39">
            <text:p>71,4%</text:p>
          </table:table-cell>
          <table:table-cell office:value-type="float" office:value="79764" table:style-name="ce38">
            <text:p>79.764</text:p>
          </table:table-cell>
          <table:table-cell office:value-type="percentage" office:value="0.43781389451497638" table:style-name="ce39">
            <text:p>43,8%</text:p>
          </table:table-cell>
          <table:table-cell office:value-type="float" office:value="48730" table:style-name="ce38">
            <text:p>48.730</text:p>
          </table:table-cell>
          <table:table-cell office:value-type="percentage" office:value="0.35326441547896942" table:style-name="ce39">
            <text:p>35,3%</text:p>
          </table:table-cell>
          <table:table-cell office:value-type="float" office:value="18087" table:style-name="ce38">
            <text:p>18.087</text:p>
          </table:table-cell>
          <table:table-cell office:value-type="percentage" office:value="0.18943234185169669" table:style-name="ce39">
            <text:p>18,9%</text:p>
          </table:table-cell>
          <table:table-cell office:value-type="float" office:value="663285" table:style-name="ce38">
            <text:p>663.285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4093743447225582" table:style-name="ce39">
            <text:p>6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535" table:style-name="ce38">
            <text:p>90.535</text:p>
          </table:table-cell>
          <table:table-cell office:value-type="percentage" office:value="1" table:style-name="ce39">
            <text:p>100,0%</text:p>
          </table:table-cell>
          <table:table-cell office:value-type="float" office:value="147708" table:style-name="ce38">
            <text:p>147.708</text:p>
          </table:table-cell>
          <table:table-cell office:value-type="percentage" office:value="0.95584704687085442" table:style-name="ce39">
            <text:p>95,6%</text:p>
          </table:table-cell>
          <table:table-cell office:value-type="float" office:value="200458" table:style-name="ce38">
            <text:p>200.458</text:p>
          </table:table-cell>
          <table:table-cell office:value-type="percentage" office:value="0.8526789512190972" table:style-name="ce39">
            <text:p>85,3%</text:p>
          </table:table-cell>
          <table:table-cell office:value-type="float" office:value="302159" table:style-name="ce38">
            <text:p>302.159</text:p>
          </table:table-cell>
          <table:table-cell office:value-type="percentage" office:value="0.86205037202720591" table:style-name="ce39">
            <text:p>86,2%</text:p>
          </table:table-cell>
          <table:table-cell office:value-type="float" office:value="279409" table:style-name="ce38">
            <text:p>279.409</text:p>
          </table:table-cell>
          <table:table-cell office:value-type="percentage" office:value="0.720267371959456" table:style-name="ce39">
            <text:p>72,0%</text:p>
          </table:table-cell>
          <table:table-cell office:value-type="float" office:value="151753" table:style-name="ce38">
            <text:p>151.753</text:p>
          </table:table-cell>
          <table:table-cell office:value-type="percentage" office:value="0.48805534293451341" table:style-name="ce39">
            <text:p>48,8%</text:p>
          </table:table-cell>
          <table:table-cell office:value-type="float" office:value="52186" table:style-name="ce38">
            <text:p>52.186</text:p>
          </table:table-cell>
          <table:table-cell office:value-type="percentage" office:value="0.20729459618348509" table:style-name="ce39">
            <text:p>20,7%</text:p>
          </table:table-cell>
          <table:table-cell office:value-type="float" office:value="8143" table:style-name="ce38">
            <text:p>8.143</text:p>
          </table:table-cell>
          <table:table-cell office:value-type="percentage" office:value="4.5289965905993983E-2" table:style-name="ce39">
            <text:p>4,5%</text:p>
          </table:table-cell>
          <table:table-cell office:value-type="float" office:value="1232351" table:style-name="ce38">
            <text:p>1.232.351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2850231592218175" table:style-name="ce39">
            <text:p>6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23" table:style-name="ce38">
            <text:p>41.823</text:p>
          </table:table-cell>
          <table:table-cell office:value-type="percentage" office:value="1" table:style-name="ce39">
            <text:p>100,0%</text:p>
          </table:table-cell>
          <table:table-cell office:value-type="float" office:value="55538" table:style-name="ce38">
            <text:p>55.538</text:p>
          </table:table-cell>
          <table:table-cell office:value-type="percentage" office:value="1" table:style-name="ce39">
            <text:p>100,0%</text:p>
          </table:table-cell>
          <table:table-cell office:value-type="float" office:value="73596" table:style-name="ce38">
            <text:p>73.596</text:p>
          </table:table-cell>
          <table:table-cell office:value-type="percentage" office:value="0.95152886417997284" table:style-name="ce39">
            <text:p>95,2%</text:p>
          </table:table-cell>
          <table:table-cell office:value-type="float" office:value="80055" table:style-name="ce38">
            <text:p>80.055</text:p>
          </table:table-cell>
          <table:table-cell office:value-type="percentage" office:value="0.88985594237695076" table:style-name="ce39">
            <text:p>89,0%</text:p>
          </table:table-cell>
          <table:table-cell office:value-type="float" office:value="76895" table:style-name="ce38">
            <text:p>76.895</text:p>
          </table:table-cell>
          <table:table-cell office:value-type="percentage" office:value="0.7864967423211856" table:style-name="ce39">
            <text:p>78,6%</text:p>
          </table:table-cell>
          <table:table-cell office:value-type="float" office:value="16068" table:style-name="ce38">
            <text:p>16.068</text:p>
          </table:table-cell>
          <table:table-cell office:value-type="percentage" office:value="0.22800221361372441" table:style-name="ce39">
            <text:p>22,8%</text:p>
          </table:table-cell>
          <table:table-cell office:value-type="float" office:value="5979" table:style-name="ce38">
            <text:p>5.979</text:p>
          </table:table-cell>
          <table:table-cell office:value-type="percentage" office:value="0.11838431838431838" table:style-name="ce39">
            <text:p>11,8%</text:p>
          </table:table-cell>
          <table:table-cell office:value-type="float" office:value="388" table:style-name="ce38">
            <text:p>388</text:p>
          </table:table-cell>
          <table:table-cell office:value-type="percentage" office:value="8.8256033482701363E-3" table:style-name="ce39">
            <text:p>0,9%</text:p>
          </table:table-cell>
          <table:table-cell office:value-type="float" office:value="350342" table:style-name="ce38">
            <text:p>350.34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6842959816990921" table:style-name="ce39">
            <text:p>6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906" table:style-name="ce38">
            <text:p>225.906</text:p>
          </table:table-cell>
          <table:table-cell office:value-type="percentage" office:value="1" table:style-name="ce39">
            <text:p>100,0%</text:p>
          </table:table-cell>
          <table:table-cell office:value-type="float" office:value="247727" table:style-name="ce38">
            <text:p>247.727</text:p>
          </table:table-cell>
          <table:table-cell office:value-type="percentage" office:value="1" table:style-name="ce39">
            <text:p>100,0%</text:p>
          </table:table-cell>
          <table:table-cell office:value-type="float" office:value="304249" table:style-name="ce38">
            <text:p>304.249</text:p>
          </table:table-cell>
          <table:table-cell office:value-type="percentage" office:value="0.95503099741034292" table:style-name="ce39">
            <text:p>95,5%</text:p>
          </table:table-cell>
          <table:table-cell office:value-type="float" office:value="336381" table:style-name="ce38">
            <text:p>336.381</text:p>
          </table:table-cell>
          <table:table-cell office:value-type="percentage" office:value="0.88248442316521281" table:style-name="ce39">
            <text:p>88,2%</text:p>
          </table:table-cell>
          <table:table-cell office:value-type="float" office:value="293632" table:style-name="ce38">
            <text:p>293.632</text:p>
          </table:table-cell>
          <table:table-cell office:value-type="percentage" office:value="0.80822449457067758" table:style-name="ce39">
            <text:p>80,8%</text:p>
          </table:table-cell>
          <table:table-cell office:value-type="float" office:value="83721" table:style-name="ce38">
            <text:p>83.721</text:p>
          </table:table-cell>
          <table:table-cell office:value-type="percentage" office:value="0.31264494011942506" table:style-name="ce39">
            <text:p>31,3%</text:p>
          </table:table-cell>
          <table:table-cell office:value-type="float" office:value="29783" table:style-name="ce38">
            <text:p>29.783</text:p>
          </table:table-cell>
          <table:table-cell office:value-type="percentage" office:value="0.14114764509066094" table:style-name="ce39">
            <text:p>14,1%</text:p>
          </table:table-cell>
          <table:table-cell office:value-type="float" office:value="1646" table:style-name="ce38">
            <text:p>1.646</text:p>
          </table:table-cell>
          <table:table-cell office:value-type="percentage" office:value="9.9551233201485411E-3" table:style-name="ce39">
            <text:p>1,0%</text:p>
          </table:table-cell>
          <table:table-cell office:value-type="float" office:value="1523045" table:style-name="ce38">
            <text:p>1.523.045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9984739825746367" table:style-name="ce39">
            <text:p>70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458" table:style-name="ce38">
            <text:p>135.458</text:p>
          </table:table-cell>
          <table:table-cell office:value-type="percentage" office:value="1" table:style-name="ce39">
            <text:p>100,0%</text:p>
          </table:table-cell>
          <table:table-cell office:value-type="float" office:value="156163" table:style-name="ce38">
            <text:p>156.163</text:p>
          </table:table-cell>
          <table:table-cell office:value-type="percentage" office:value="0.98153374271689053" table:style-name="ce39">
            <text:p>98,2%</text:p>
          </table:table-cell>
          <table:table-cell office:value-type="float" office:value="194901" table:style-name="ce38">
            <text:p>194.901</text:p>
          </table:table-cell>
          <table:table-cell office:value-type="percentage" office:value="0.89222409404698688" table:style-name="ce39">
            <text:p>89,2%</text:p>
          </table:table-cell>
          <table:table-cell office:value-type="float" office:value="254151" table:style-name="ce38">
            <text:p>254.151</text:p>
          </table:table-cell>
          <table:table-cell office:value-type="percentage" office:value="0.826566453534887" table:style-name="ce39">
            <text:p>82,7%</text:p>
          </table:table-cell>
          <table:table-cell office:value-type="float" office:value="243651" table:style-name="ce38">
            <text:p>243.651</text:p>
          </table:table-cell>
          <table:table-cell office:value-type="percentage" office:value="0.73698522405892231" table:style-name="ce39">
            <text:p>73,7%</text:p>
          </table:table-cell>
          <table:table-cell office:value-type="float" office:value="132527" table:style-name="ce38">
            <text:p>132.527</text:p>
          </table:table-cell>
          <table:table-cell office:value-type="percentage" office:value="0.49840730196576921" table:style-name="ce39">
            <text:p>49,8%</text:p>
          </table:table-cell>
          <table:table-cell office:value-type="float" office:value="43228" table:style-name="ce38">
            <text:p>43.228</text:p>
          </table:table-cell>
          <table:table-cell office:value-type="percentage" office:value="0.19821265630086798" table:style-name="ce39">
            <text:p>19,8%</text:p>
          </table:table-cell>
          <table:table-cell office:value-type="float" office:value="1543" table:style-name="ce38">
            <text:p>1.543</text:p>
          </table:table-cell>
          <table:table-cell office:value-type="percentage" office:value="8.8692433265123126E-3" table:style-name="ce39">
            <text:p>0,9%</text:p>
          </table:table-cell>
          <table:table-cell office:value-type="float" office:value="1161622" table:style-name="ce38">
            <text:p>1.161.622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4221156312749339" table:style-name="ce39">
            <text:p>6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396" table:style-name="ce38">
            <text:p>449.396</text:p>
          </table:table-cell>
          <table:table-cell office:value-type="percentage" office:value="1" table:style-name="ce39">
            <text:p>100,0%</text:p>
          </table:table-cell>
          <table:table-cell office:value-type="float" office:value="606179" table:style-name="ce38">
            <text:p>606.179</text:p>
          </table:table-cell>
          <table:table-cell office:value-type="percentage" office:value="0.95417382872757728" table:style-name="ce39">
            <text:p>95,4%</text:p>
          </table:table-cell>
          <table:table-cell office:value-type="float" office:value="753250" table:style-name="ce38">
            <text:p>753.250</text:p>
          </table:table-cell>
          <table:table-cell office:value-type="percentage" office:value="0.89931278534451475" table:style-name="ce39">
            <text:p>89,9%</text:p>
          </table:table-cell>
          <table:table-cell office:value-type="float" office:value="918254" table:style-name="ce38">
            <text:p>918.254</text:p>
          </table:table-cell>
          <table:table-cell office:value-type="percentage" office:value="0.84106138599351521" table:style-name="ce39">
            <text:p>84,1%</text:p>
          </table:table-cell>
          <table:table-cell office:value-type="float" office:value="999541" table:style-name="ce38">
            <text:p>999.541</text:p>
          </table:table-cell>
          <table:table-cell office:value-type="percentage" office:value="0.75909413672247306" table:style-name="ce39">
            <text:p>75,9%</text:p>
          </table:table-cell>
          <table:table-cell office:value-type="float" office:value="488541" table:style-name="ce38">
            <text:p>488.541</text:p>
          </table:table-cell>
          <table:table-cell office:value-type="percentage" office:value="0.46765908647090132" table:style-name="ce39">
            <text:p>46,8%</text:p>
          </table:table-cell>
          <table:table-cell office:value-type="float" office:value="236992" table:style-name="ce38">
            <text:p>236.992</text:p>
          </table:table-cell>
          <table:table-cell office:value-type="percentage" office:value="0.28249149218950215" table:style-name="ce39">
            <text:p>28,2%</text:p>
          </table:table-cell>
          <table:table-cell office:value-type="float" office:value="63483" table:style-name="ce38">
            <text:p>63.483</text:p>
          </table:table-cell>
          <table:table-cell office:value-type="percentage" office:value="9.6748383793125517E-2" table:style-name="ce39">
            <text:p>9,7%</text:p>
          </table:table-cell>
          <table:table-cell office:value-type="float" office:value="4515636" table:style-name="ce38">
            <text:p>4.515.636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5745476358257282" table:style-name="ce39">
            <text:p>6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654" table:style-name="ce38">
            <text:p>291.654</text:p>
          </table:table-cell>
          <table:table-cell office:value-type="percentage" office:value="1" table:style-name="ce39">
            <text:p>100,0%</text:p>
          </table:table-cell>
          <table:table-cell office:value-type="float" office:value="428374" table:style-name="ce38">
            <text:p>428.374</text:p>
          </table:table-cell>
          <table:table-cell office:value-type="percentage" office:value="0.97833107234699512" table:style-name="ce39">
            <text:p>97,8%</text:p>
          </table:table-cell>
          <table:table-cell office:value-type="float" office:value="529130" table:style-name="ce38">
            <text:p>529.130</text:p>
          </table:table-cell>
          <table:table-cell office:value-type="percentage" office:value="0.91114945378903722" table:style-name="ce39">
            <text:p>91,1%</text:p>
          </table:table-cell>
          <table:table-cell office:value-type="float" office:value="689742" table:style-name="ce38">
            <text:p>689.742</text:p>
          </table:table-cell>
          <table:table-cell office:value-type="percentage" office:value="0.91680290934611486" table:style-name="ce39">
            <text:p>91,7%</text:p>
          </table:table-cell>
          <table:table-cell office:value-type="float" office:value="691567" table:style-name="ce38">
            <text:p>691.567</text:p>
          </table:table-cell>
          <table:table-cell office:value-type="percentage" office:value="0.81209105811730553" table:style-name="ce39">
            <text:p>81,2%</text:p>
          </table:table-cell>
          <table:table-cell office:value-type="float" office:value="190618" table:style-name="ce38">
            <text:p>190.618</text:p>
          </table:table-cell>
          <table:table-cell office:value-type="percentage" office:value="0.29381943063602972" table:style-name="ce39">
            <text:p>29,4%</text:p>
          </table:table-cell>
          <table:table-cell office:value-type="float" office:value="75851" table:style-name="ce38">
            <text:p>75.851</text:p>
          </table:table-cell>
          <table:table-cell office:value-type="percentage" office:value="0.14696217590278343" table:style-name="ce39">
            <text:p>14,7%</text:p>
          </table:table-cell>
          <table:table-cell office:value-type="float" office:value="3230" table:style-name="ce38">
            <text:p>3.230</text:p>
          </table:table-cell>
          <table:table-cell office:value-type="percentage" office:value="7.6083960888604129E-3" table:style-name="ce39">
            <text:p>0,8%</text:p>
          </table:table-cell>
          <table:table-cell office:value-type="float" office:value="2900166" table:style-name="ce38">
            <text:p>2.900.166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4613846311172718" table:style-name="ce39">
            <text:p>6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68" table:style-name="ce38">
            <text:p>76.968</text:p>
          </table:table-cell>
          <table:table-cell office:value-type="percentage" office:value="1" table:style-name="ce39">
            <text:p>100,0%</text:p>
          </table:table-cell>
          <table:table-cell office:value-type="float" office:value="94906" table:style-name="ce38">
            <text:p>94.906</text:p>
          </table:table-cell>
          <table:table-cell office:value-type="percentage" office:value="1" table:style-name="ce39">
            <text:p>100,0%</text:p>
          </table:table-cell>
          <table:table-cell office:value-type="float" office:value="127612" table:style-name="ce38">
            <text:p>127.612</text:p>
          </table:table-cell>
          <table:table-cell office:value-type="percentage" office:value="1.018476100784536" table:style-name="ce39">
            <text:p>101,8%</text:p>
          </table:table-cell>
          <table:table-cell office:value-type="float" office:value="156394" table:style-name="ce38">
            <text:p>156.394</text:p>
          </table:table-cell>
          <table:table-cell office:value-type="percentage" office:value="0.92422702344931917" table:style-name="ce39">
            <text:p>92,4%</text:p>
          </table:table-cell>
          <table:table-cell office:value-type="float" office:value="138092" table:style-name="ce38">
            <text:p>138.092</text:p>
          </table:table-cell>
          <table:table-cell office:value-type="percentage" office:value="0.86581313403639004" table:style-name="ce39">
            <text:p>86,6%</text:p>
          </table:table-cell>
          <table:table-cell office:value-type="float" office:value="78488" table:style-name="ce38">
            <text:p>78.488</text:p>
          </table:table-cell>
          <table:table-cell office:value-type="percentage" office:value="0.58801759078207061" table:style-name="ce39">
            <text:p>58,8%</text:p>
          </table:table-cell>
          <table:table-cell office:value-type="float" office:value="18274" table:style-name="ce38">
            <text:p>18.274</text:p>
          </table:table-cell>
          <table:table-cell office:value-type="percentage" office:value="0.1612601482527356" table:style-name="ce39">
            <text:p>16,1%</text:p>
          </table:table-cell>
          <table:table-cell office:value-type="float" office:value="905" table:style-name="ce38">
            <text:p>905</text:p>
          </table:table-cell>
          <table:table-cell office:value-type="percentage" office:value="1.0678466076696164E-2" table:style-name="ce39">
            <text:p>1,1%</text:p>
          </table:table-cell>
          <table:table-cell office:value-type="float" office:value="691639" table:style-name="ce38">
            <text:p>691.639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2541657183432151" table:style-name="ce39">
            <text:p>7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525" table:style-name="ce38">
            <text:p>239.525</text:p>
          </table:table-cell>
          <table:table-cell office:value-type="percentage" office:value="1" table:style-name="ce39">
            <text:p>100,0%</text:p>
          </table:table-cell>
          <table:table-cell office:value-type="float" office:value="288464" table:style-name="ce38">
            <text:p>288.464</text:p>
          </table:table-cell>
          <table:table-cell office:value-type="percentage" office:value="0.99552046162022623" table:style-name="ce39">
            <text:p>99,6%</text:p>
          </table:table-cell>
          <table:table-cell office:value-type="float" office:value="333380" table:style-name="ce38">
            <text:p>333.380</text:p>
          </table:table-cell>
          <table:table-cell office:value-type="percentage" office:value="0.9609514393517945" table:style-name="ce39">
            <text:p>96,1%</text:p>
          </table:table-cell>
          <table:table-cell office:value-type="float" office:value="376306" table:style-name="ce38">
            <text:p>376.306</text:p>
          </table:table-cell>
          <table:table-cell office:value-type="percentage" office:value="0.92711554144113295" table:style-name="ce39">
            <text:p>92,7%</text:p>
          </table:table-cell>
          <table:table-cell office:value-type="float" office:value="381519" table:style-name="ce38">
            <text:p>381.519</text:p>
          </table:table-cell>
          <table:table-cell office:value-type="percentage" office:value="0.86078728219105138" table:style-name="ce39">
            <text:p>86,1%</text:p>
          </table:table-cell>
          <table:table-cell office:value-type="float" office:value="129223" table:style-name="ce38">
            <text:p>129.223</text:p>
          </table:table-cell>
          <table:table-cell office:value-type="percentage" office:value="0.3995664918616732" table:style-name="ce39">
            <text:p>40,0%</text:p>
          </table:table-cell>
          <table:table-cell office:value-type="float" office:value="23767" table:style-name="ce38">
            <text:p>23.767</text:p>
          </table:table-cell>
          <table:table-cell office:value-type="percentage" office:value="0.10289590918733575" table:style-name="ce39">
            <text:p>10,3%</text:p>
          </table:table-cell>
          <table:table-cell office:value-type="float" office:value="1095" table:style-name="ce38">
            <text:p>1.095</text:p>
          </table:table-cell>
          <table:table-cell office:value-type="percentage" office:value="6.0830967684590044E-3" table:style-name="ce39">
            <text:p>0,6%</text:p>
          </table:table-cell>
          <table:table-cell office:value-type="float" office:value="1773279" table:style-name="ce38">
            <text:p>1.773.27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2246126192046678" table:style-name="ce39">
            <text:p>7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73" table:style-name="ce38">
            <text:p>23.073</text:p>
          </table:table-cell>
          <table:table-cell office:value-type="percentage" office:value="1" table:style-name="ce39">
            <text:p>100,0%</text:p>
          </table:table-cell>
          <table:table-cell office:value-type="float" office:value="28410" table:style-name="ce38">
            <text:p>28.410</text:p>
          </table:table-cell>
          <table:table-cell office:value-type="percentage" office:value="1" table:style-name="ce39">
            <text:p>100,0%</text:p>
          </table:table-cell>
          <table:table-cell office:value-type="float" office:value="35593" table:style-name="ce38">
            <text:p>35.593</text:p>
          </table:table-cell>
          <table:table-cell office:value-type="percentage" office:value="0.94366085158279867" table:style-name="ce39">
            <text:p>94,4%</text:p>
          </table:table-cell>
          <table:table-cell office:value-type="float" office:value="42877" table:style-name="ce38">
            <text:p>42.877</text:p>
          </table:table-cell>
          <table:table-cell office:value-type="percentage" office:value="0.89956780798925817" table:style-name="ce39">
            <text:p>90,0%</text:p>
          </table:table-cell>
          <table:table-cell office:value-type="float" office:value="40233" table:style-name="ce38">
            <text:p>40.233</text:p>
          </table:table-cell>
          <table:table-cell office:value-type="percentage" office:value="0.75987308062779757" table:style-name="ce39">
            <text:p>76,0%</text:p>
          </table:table-cell>
          <table:table-cell office:value-type="float" office:value="10796" table:style-name="ce38">
            <text:p>10.796</text:p>
          </table:table-cell>
          <table:table-cell office:value-type="percentage" office:value="0.27457463312902158" table:style-name="ce39">
            <text:p>27,5%</text:p>
          </table:table-cell>
          <table:table-cell office:value-type="float" office:value="5246" table:style-name="ce38">
            <text:p>5.246</text:p>
          </table:table-cell>
          <table:table-cell office:value-type="percentage" office:value="0.17223717906625516" table:style-name="ce39">
            <text:p>17,2%</text:p>
          </table:table-cell>
          <table:table-cell office:value-type="float" office:value="471" table:style-name="ce38">
            <text:p>471</text:p>
          </table:table-cell>
          <table:table-cell office:value-type="percentage" office:value="1.8447438508538305E-2" table:style-name="ce39">
            <text:p>1,8%</text:p>
          </table:table-cell>
          <table:table-cell office:value-type="float" office:value="186699" table:style-name="ce38">
            <text:p>186.699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574602951015952" table:style-name="ce39">
            <text:p>6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952" table:style-name="ce38">
            <text:p>368.952</text:p>
          </table:table-cell>
          <table:table-cell office:value-type="percentage" office:value="1" table:style-name="ce39">
            <text:p>100,0%</text:p>
          </table:table-cell>
          <table:table-cell office:value-type="float" office:value="505192" table:style-name="ce38">
            <text:p>505.192</text:p>
          </table:table-cell>
          <table:table-cell office:value-type="percentage" office:value="0.96029318679062725" table:style-name="ce39">
            <text:p>96,0%</text:p>
          </table:table-cell>
          <table:table-cell office:value-type="float" office:value="660697" table:style-name="ce38">
            <text:p>660.697</text:p>
          </table:table-cell>
          <table:table-cell office:value-type="percentage" office:value="0.93939342236781675" table:style-name="ce39">
            <text:p>93,9%</text:p>
          </table:table-cell>
          <table:table-cell office:value-type="float" office:value="896820" table:style-name="ce38">
            <text:p>896.820</text:p>
          </table:table-cell>
          <table:table-cell office:value-type="percentage" office:value="0.92191166992021856" table:style-name="ce39">
            <text:p>92,2%</text:p>
          </table:table-cell>
          <table:table-cell office:value-type="float" office:value="891350" table:style-name="ce38">
            <text:p>891.350</text:p>
          </table:table-cell>
          <table:table-cell office:value-type="percentage" office:value="0.76447012833080752" table:style-name="ce39">
            <text:p>76,4%</text:p>
          </table:table-cell>
          <table:table-cell office:value-type="float" office:value="421026" table:style-name="ce38">
            <text:p>421.026</text:p>
          </table:table-cell>
          <table:table-cell office:value-type="percentage" office:value="0.44335327071311231" table:style-name="ce39">
            <text:p>44,3%</text:p>
          </table:table-cell>
          <table:table-cell office:value-type="float" office:value="176735" table:style-name="ce38">
            <text:p>176.735</text:p>
          </table:table-cell>
          <table:table-cell office:value-type="percentage" office:value="0.2380349506717398" table:style-name="ce39">
            <text:p>23,8%</text:p>
          </table:table-cell>
          <table:table-cell office:value-type="float" office:value="21704" table:style-name="ce38">
            <text:p>21.704</text:p>
          </table:table-cell>
          <table:table-cell office:value-type="percentage" office:value="3.920931022397578E-2" table:style-name="ce39">
            <text:p>3,9%</text:p>
          </table:table-cell>
          <table:table-cell office:value-type="float" office:value="3942476" table:style-name="ce38">
            <text:p>3.942.47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5950444108059347" table:style-name="ce39">
            <text:p>6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399" table:style-name="ce38">
            <text:p>72.399</text:p>
          </table:table-cell>
          <table:table-cell office:value-type="percentage" office:value="1" table:style-name="ce39">
            <text:p>100,0%</text:p>
          </table:table-cell>
          <table:table-cell office:value-type="float" office:value="99427" table:style-name="ce38">
            <text:p>99.427</text:p>
          </table:table-cell>
          <table:table-cell office:value-type="percentage" office:value="0.96625817549247317" table:style-name="ce39">
            <text:p>96,6%</text:p>
          </table:table-cell>
          <table:table-cell office:value-type="float" office:value="126710" table:style-name="ce38">
            <text:p>126.710</text:p>
          </table:table-cell>
          <table:table-cell office:value-type="percentage" office:value="0.86250672184821897" table:style-name="ce39">
            <text:p>86,3%</text:p>
          </table:table-cell>
          <table:table-cell office:value-type="float" office:value="187688" table:style-name="ce38">
            <text:p>187.688</text:p>
          </table:table-cell>
          <table:table-cell office:value-type="percentage" office:value="0.88010653862024979" table:style-name="ce39">
            <text:p>88,0%</text:p>
          </table:table-cell>
          <table:table-cell office:value-type="float" office:value="195632" table:style-name="ce38">
            <text:p>195.632</text:p>
          </table:table-cell>
          <table:table-cell office:value-type="percentage" office:value="0.76972894706815076" table:style-name="ce39">
            <text:p>77,0%</text:p>
          </table:table-cell>
          <table:table-cell office:value-type="float" office:value="89810" table:style-name="ce38">
            <text:p>89.810</text:p>
          </table:table-cell>
          <table:table-cell office:value-type="percentage" office:value="0.42970675062080449" table:style-name="ce39">
            <text:p>43,0%</text:p>
          </table:table-cell>
          <table:table-cell office:value-type="float" office:value="23382" table:style-name="ce38">
            <text:p>23.382</text:p>
          </table:table-cell>
          <table:table-cell office:value-type="percentage" office:value="0.13574613348195624" table:style-name="ce39">
            <text:p>13,6%</text:p>
          </table:table-cell>
          <table:table-cell office:value-type="float" office:value="1602" table:style-name="ce38">
            <text:p>1.602</text:p>
          </table:table-cell>
          <table:table-cell office:value-type="percentage" office:value="1.129011797539008E-2" table:style-name="ce39">
            <text:p>1,1%</text:p>
          </table:table-cell>
          <table:table-cell office:value-type="float" office:value="796650" table:style-name="ce38">
            <text:p>796.650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0806617933849672" table:style-name="ce39">
            <text:p>6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30" table:style-name="ce38">
            <text:p>41.930</text:p>
          </table:table-cell>
          <table:table-cell office:value-type="percentage" office:value="1" table:style-name="ce39">
            <text:p>100,0%</text:p>
          </table:table-cell>
          <table:table-cell office:value-type="float" office:value="55511" table:style-name="ce38">
            <text:p>55.511</text:p>
          </table:table-cell>
          <table:table-cell office:value-type="percentage" office:value="0.99496343561800971" table:style-name="ce39">
            <text:p>99,5%</text:p>
          </table:table-cell>
          <table:table-cell office:value-type="float" office:value="68759" table:style-name="ce38">
            <text:p>68.759</text:p>
          </table:table-cell>
          <table:table-cell office:value-type="percentage" office:value="0.93113861654298247" table:style-name="ce39">
            <text:p>93,1%</text:p>
          </table:table-cell>
          <table:table-cell office:value-type="float" office:value="87271" table:style-name="ce38">
            <text:p>87.271</text:p>
          </table:table-cell>
          <table:table-cell office:value-type="percentage" office:value="0.90254824497900599" table:style-name="ce39">
            <text:p>90,3%</text:p>
          </table:table-cell>
          <table:table-cell office:value-type="float" office:value="87280" table:style-name="ce38">
            <text:p>87.280</text:p>
          </table:table-cell>
          <table:table-cell office:value-type="percentage" office:value="0.80813318271883849" table:style-name="ce39">
            <text:p>80,8%</text:p>
          </table:table-cell>
          <table:table-cell office:value-type="float" office:value="44758" table:style-name="ce38">
            <text:p>44.758</text:p>
          </table:table-cell>
          <table:table-cell office:value-type="percentage" office:value="0.55025141072767736" table:style-name="ce39">
            <text:p>55,0%</text:p>
          </table:table-cell>
          <table:table-cell office:value-type="float" office:value="17295" table:style-name="ce38">
            <text:p>17.295</text:p>
          </table:table-cell>
          <table:table-cell office:value-type="percentage" office:value="0.25386410674182042" table:style-name="ce39">
            <text:p>25,4%</text:p>
          </table:table-cell>
          <table:table-cell office:value-type="float" office:value="2044" table:style-name="ce38">
            <text:p>2.044</text:p>
          </table:table-cell>
          <table:table-cell office:value-type="percentage" office:value="3.6248847272469319E-2" table:style-name="ce39">
            <text:p>3,6%</text:p>
          </table:table-cell>
          <table:table-cell office:value-type="float" office:value="404848" table:style-name="ce38">
            <text:p>404.848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9638808712075606" table:style-name="ce39">
            <text:p>69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325" table:style-name="ce38">
            <text:p>161.325</text:p>
          </table:table-cell>
          <table:table-cell office:value-type="percentage" office:value="1.0213675213675213" table:style-name="ce39">
            <text:p>102,1%</text:p>
          </table:table-cell>
          <table:table-cell office:value-type="float" office:value="211347" table:style-name="ce38">
            <text:p>211.347</text:p>
          </table:table-cell>
          <table:table-cell office:value-type="percentage" office:value="0.99186224956706603" table:style-name="ce39">
            <text:p>99,2%</text:p>
          </table:table-cell>
          <table:table-cell office:value-type="float" office:value="267208" table:style-name="ce38">
            <text:p>267.208</text:p>
          </table:table-cell>
          <table:table-cell office:value-type="percentage" office:value="0.9539088744426476" table:style-name="ce39">
            <text:p>95,4%</text:p>
          </table:table-cell>
          <table:table-cell office:value-type="float" office:value="306755" table:style-name="ce38">
            <text:p>306.755</text:p>
          </table:table-cell>
          <table:table-cell office:value-type="percentage" office:value="0.90228162493345143" table:style-name="ce39">
            <text:p>90,2%</text:p>
          </table:table-cell>
          <table:table-cell office:value-type="float" office:value="293581" table:style-name="ce38">
            <text:p>293.581</text:p>
          </table:table-cell>
          <table:table-cell office:value-type="percentage" office:value="0.81069938392800434" table:style-name="ce39">
            <text:p>81,1%</text:p>
          </table:table-cell>
          <table:table-cell office:value-type="float" office:value="114681" table:style-name="ce38">
            <text:p>114.681</text:p>
          </table:table-cell>
          <table:table-cell office:value-type="percentage" office:value="0.44016150884882727" table:style-name="ce39">
            <text:p>44,0%</text:p>
          </table:table-cell>
          <table:table-cell office:value-type="float" office:value="36115" table:style-name="ce38">
            <text:p>36.115</text:p>
          </table:table-cell>
          <table:table-cell office:value-type="percentage" office:value="0.17920053192017227" table:style-name="ce39">
            <text:p>17,9%</text:p>
          </table:table-cell>
          <table:table-cell office:value-type="float" office:value="4925" table:style-name="ce38">
            <text:p>4.925</text:p>
          </table:table-cell>
          <table:table-cell office:value-type="percentage" office:value="2.9210111146697033E-2" table:style-name="ce39">
            <text:p>2,9%</text:p>
          </table:table-cell>
          <table:table-cell office:value-type="float" office:value="1395937" table:style-name="ce38">
            <text:p>1.395.937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0361749304289489" table:style-name="ce39">
            <text:p>70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9" table:style-name="ce38">
            <text:p>2.349</text:p>
          </table:table-cell>
          <table:table-cell office:value-type="percentage" office:value="0.90172744721689058" table:style-name="ce39">
            <text:p>90,2%</text:p>
          </table:table-cell>
          <table:table-cell office:value-type="float" office:value="3802" table:style-name="ce38">
            <text:p>3.802</text:p>
          </table:table-cell>
          <table:table-cell office:value-type="percentage" office:value="0.8805002315886985" table:style-name="ce39">
            <text:p>88,1%</text:p>
          </table:table-cell>
          <table:table-cell office:value-type="float" office:value="6992" table:style-name="ce38">
            <text:p>6.992</text:p>
          </table:table-cell>
          <table:table-cell office:value-type="percentage" office:value="0.88990708921980399" table:style-name="ce39">
            <text:p>89,0%</text:p>
          </table:table-cell>
          <table:table-cell office:value-type="float" office:value="9764" table:style-name="ce38">
            <text:p>9.764</text:p>
          </table:table-cell>
          <table:table-cell office:value-type="percentage" office:value="0.84492904119072343" table:style-name="ce39">
            <text:p>84,5%</text:p>
          </table:table-cell>
          <table:table-cell office:value-type="float" office:value="9745" table:style-name="ce38">
            <text:p>9.745</text:p>
          </table:table-cell>
          <table:table-cell office:value-type="percentage" office:value="0.770843221009334" table:style-name="ce39">
            <text:p>77,1%</text:p>
          </table:table-cell>
          <table:table-cell office:value-type="float" office:value="7123" table:style-name="ce38">
            <text:p>7.123</text:p>
          </table:table-cell>
          <table:table-cell office:value-type="percentage" office:value="0.59887338153690939" table:style-name="ce39">
            <text:p>59,9%</text:p>
          </table:table-cell>
          <table:table-cell office:value-type="float" office:value="5808" table:style-name="ce38">
            <text:p>5.808</text:p>
          </table:table-cell>
          <table:table-cell office:value-type="percentage" office:value="0.52958876629889673" table:style-name="ce39">
            <text:p>53,0%</text:p>
          </table:table-cell>
          <table:table-cell office:value-type="float" office:value="2211" table:style-name="ce38">
            <text:p>2.211</text:p>
          </table:table-cell>
          <table:table-cell office:value-type="percentage" office:value="0.24227481919789612" table:style-name="ce39">
            <text:p>24,2%</text:p>
          </table:table-cell>
          <table:table-cell office:value-type="float" office:value="47794" table:style-name="ce38">
            <text:p>47.794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7348693017684769" table:style-name="ce39">
            <text:p>67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26" table:style-name="ce38">
            <text:p>1.926</text:p>
          </table:table-cell>
          <table:table-cell office:value-type="percentage" office:value="0.81992337164750961" table:style-name="ce39">
            <text:p>82,0%</text:p>
          </table:table-cell>
          <table:table-cell office:value-type="float" office:value="3191" table:style-name="ce38">
            <text:p>3.191</text:p>
          </table:table-cell>
          <table:table-cell office:value-type="percentage" office:value="0.8513874066168623" table:style-name="ce39">
            <text:p>85,1%</text:p>
          </table:table-cell>
          <table:table-cell office:value-type="float" office:value="6766" table:style-name="ce38">
            <text:p>6.766</text:p>
          </table:table-cell>
          <table:table-cell office:value-type="percentage" office:value="0.86444359269196369" table:style-name="ce39">
            <text:p>86,4%</text:p>
          </table:table-cell>
          <table:table-cell office:value-type="float" office:value="9055" table:style-name="ce38">
            <text:p>9.055</text:p>
          </table:table-cell>
          <table:table-cell office:value-type="percentage" office:value="0.80139835383662272" table:style-name="ce39">
            <text:p>80,1%</text:p>
          </table:table-cell>
          <table:table-cell office:value-type="float" office:value="9165" table:style-name="ce38">
            <text:p>9.165</text:p>
          </table:table-cell>
          <table:table-cell office:value-type="percentage" office:value="0.76362272954507582" table:style-name="ce39">
            <text:p>76,4%</text:p>
          </table:table-cell>
          <table:table-cell office:value-type="float" office:value="7038" table:style-name="ce38">
            <text:p>7.038</text:p>
          </table:table-cell>
          <table:table-cell office:value-type="percentage" office:value="0.58007088106816118" table:style-name="ce39">
            <text:p>58,0%</text:p>
          </table:table-cell>
          <table:table-cell office:value-type="float" office:value="5574" table:style-name="ce38">
            <text:p>5.574</text:p>
          </table:table-cell>
          <table:table-cell office:value-type="percentage" office:value="0.46469362234264278" table:style-name="ce39">
            <text:p>46,5%</text:p>
          </table:table-cell>
          <table:table-cell office:value-type="float" office:value="2452" table:style-name="ce38">
            <text:p>2.452</text:p>
          </table:table-cell>
          <table:table-cell office:value-type="percentage" office:value="0.2561102987257155" table:style-name="ce39">
            <text:p>25,6%</text:p>
          </table:table-cell>
          <table:table-cell office:value-type="float" office:value="45167" table:style-name="ce38">
            <text:p>45.167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3680967755579676" table:style-name="ce39">
            <text:p>63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258" table:style-name="ce38">
            <text:p>3.258</text:p>
          </table:table-cell>
          <table:table-cell office:value-type="string" table:style-name="ce39">
            <text:p>-</text:p>
          </table:table-cell>
          <table:table-cell office:value-type="float" office:value="8573" table:style-name="ce38">
            <text:p>8.573</text:p>
          </table:table-cell>
          <table:table-cell office:value-type="string" table:style-name="ce39">
            <text:p>-</text:p>
          </table:table-cell>
          <table:table-cell office:value-type="float" office:value="19437" table:style-name="ce38">
            <text:p>19.437</text:p>
          </table:table-cell>
          <table:table-cell office:value-type="string" table:style-name="ce39">
            <text:p>-</text:p>
          </table:table-cell>
          <table:table-cell office:value-type="float" office:value="26580" table:style-name="ce38">
            <text:p>26.580</text:p>
          </table:table-cell>
          <table:table-cell office:value-type="string" table:style-name="ce39">
            <text:p>-</text:p>
          </table:table-cell>
          <table:table-cell office:value-type="float" office:value="19581" table:style-name="ce38">
            <text:p>19.581</text:p>
          </table:table-cell>
          <table:table-cell office:value-type="string" table:style-name="ce39">
            <text:p>-</text:p>
          </table:table-cell>
          <table:table-cell office:value-type="float" office:value="709" table:style-name="ce38">
            <text:p>709</text:p>
          </table:table-cell>
          <table:table-cell office:value-type="string" table:style-name="ce39">
            <text:p>-</text:p>
          </table:table-cell>
          <table:table-cell office:value-type="float" office:value="78176" table:style-name="ce38">
            <text:p>78.17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26" table:style-name="ce41">
            <text:p>126</text:p>
          </table:table-cell>
          <table:table-cell office:value-type="string" table:style-name="ce42">
            <text:p>-</text:p>
          </table:table-cell>
          <table:table-cell office:value-type="float" office:value="399" table:style-name="ce41">
            <text:p>399</text:p>
          </table:table-cell>
          <table:table-cell office:value-type="string" table:style-name="ce42">
            <text:p>-</text:p>
          </table:table-cell>
          <table:table-cell office:value-type="float" office:value="719" table:style-name="ce41">
            <text:p>719</text:p>
          </table:table-cell>
          <table:table-cell office:value-type="string" table:style-name="ce42">
            <text:p>-</text:p>
          </table:table-cell>
          <table:table-cell office:value-type="float" office:value="749" table:style-name="ce41">
            <text:p>749</text:p>
          </table:table-cell>
          <table:table-cell office:value-type="string" table:style-name="ce42">
            <text:p>-</text:p>
          </table:table-cell>
          <table:table-cell office:value-type="float" office:value="638" table:style-name="ce41">
            <text:p>638</text:p>
          </table:table-cell>
          <table:table-cell office:value-type="string" table:style-name="ce42">
            <text:p>-</text:p>
          </table:table-cell>
          <table:table-cell office:value-type="float" office:value="47" table:style-name="ce41">
            <text:p>47</text:p>
          </table:table-cell>
          <table:table-cell office:value-type="string" table:style-name="ce42">
            <text:p>-</text:p>
          </table:table-cell>
          <table:table-cell office:value-type="float" office:value="2712" table:style-name="ce41">
            <text:p>2.712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6143" table:style-name="ce45">
            <text:p>2.886.143</text:p>
          </table:table-cell>
          <table:table-cell office:value-type="percentage" office:value="1" table:style-name="ce46">
            <text:p>100,0%</text:p>
          </table:table-cell>
          <table:table-cell office:value-type="float" office:value="3884811" table:style-name="ce45">
            <text:p>3.884.811</text:p>
          </table:table-cell>
          <table:table-cell office:value-type="percentage" office:value="0.98100173104093513" table:style-name="ce46">
            <text:p>98,1%</text:p>
          </table:table-cell>
          <table:table-cell office:value-type="float" office:value="4914384" table:style-name="ce45">
            <text:p>4.914.384</text:p>
          </table:table-cell>
          <table:table-cell office:value-type="percentage" office:value="0.92081635589825417" table:style-name="ce46">
            <text:p>92,1%</text:p>
          </table:table-cell>
          <table:table-cell office:value-type="float" office:value="6237698" table:style-name="ce45">
            <text:p>6.237.698</text:p>
          </table:table-cell>
          <table:table-cell office:value-type="percentage" office:value="0.88687993953341426" table:style-name="ce46">
            <text:p>88,7%</text:p>
          </table:table-cell>
          <table:table-cell office:value-type="float" office:value="6205851" table:style-name="ce45">
            <text:p>6.205.851</text:p>
          </table:table-cell>
          <table:table-cell office:value-type="percentage" office:value="0.78637326611365788" table:style-name="ce46">
            <text:p>78,6%</text:p>
          </table:table-cell>
          <table:table-cell office:value-type="float" office:value="2753753" table:style-name="ce45">
            <text:p>2.753.753</text:p>
          </table:table-cell>
          <table:table-cell office:value-type="percentage" office:value="0.44198633699938833" table:style-name="ce46">
            <text:p>44,2%</text:p>
          </table:table-cell>
          <table:table-cell office:value-type="float" office:value="999406" table:style-name="ce45">
            <text:p>999.406</text:p>
          </table:table-cell>
          <table:table-cell office:value-type="percentage" office:value="0.20211906225731296" table:style-name="ce46">
            <text:p>20,2%</text:p>
          </table:table-cell>
          <table:table-cell office:value-type="float" office:value="152381" table:style-name="ce45">
            <text:p>152.381</text:p>
          </table:table-cell>
          <table:table-cell office:value-type="percentage" office:value="3.9185730089804111E-2" table:style-name="ce46">
            <text:p>3,9%</text:p>
          </table:table-cell>
          <table:table-cell office:value-type="float" office:value="28034427" table:style-name="ce45">
            <text:p>28.034.427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6558742038517871" table:style-name="ce46">
            <text:p>66,6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05T16:24:48Z</meta:creation-date>
    <dc:date>2021-08-05T16:25:27Z</dc:date>
  </office:meta>
</office:document-meta>
</file>